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  <style:style style:name="ce2" style:family="table-cell" style:parent-style-name="Default">
      <style:table-cell-properties fo:background-color="#ff99ff"/>
    </style:style>
    <style:style style:name="ce3" style:family="table-cell" style:parent-style-name="Default">
      <style:table-cell-properties fo:background-color="#66ffff"/>
    </style:style>
    <style:style style:name="ce4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([.$A2] * 16) + [.B$1]" office:value-type="float" office:value="0" calcext:value-type="float">
            <text:p>0</text:p>
          </table:table-cell>
          <table:table-cell table:style-name="ce1" table:formula="of:=([.$A2] * 16) + [.C$1]" office:value-type="float" office:value="1" calcext:value-type="float">
            <text:p>1</text:p>
          </table:table-cell>
          <table:table-cell table:style-name="ce1" table:formula="of:=([.$A2] * 16) + [.D$1]" office:value-type="float" office:value="2" calcext:value-type="float">
            <text:p>2</text:p>
          </table:table-cell>
          <table:table-cell table:style-name="ce1" table:formula="of:=([.$A2] * 16) + [.E$1]" office:value-type="float" office:value="3" calcext:value-type="float">
            <text:p>3</text:p>
          </table:table-cell>
          <table:table-cell table:style-name="ce1" table:formula="of:=([.$A2] * 16) + [.F$1]" office:value-type="float" office:value="4" calcext:value-type="float">
            <text:p>4</text:p>
          </table:table-cell>
          <table:table-cell table:style-name="ce1" table:formula="of:=([.$A2] * 16) + [.G$1]" office:value-type="float" office:value="5" calcext:value-type="float">
            <text:p>5</text:p>
          </table:table-cell>
          <table:table-cell table:style-name="ce1" table:formula="of:=([.$A2] * 16) + [.H$1]" office:value-type="float" office:value="6" calcext:value-type="float">
            <text:p>6</text:p>
          </table:table-cell>
          <table:table-cell table:style-name="ce1" table:formula="of:=([.$A2] * 16) + [.I$1]" office:value-type="float" office:value="7" calcext:value-type="float">
            <text:p>7</text:p>
          </table:table-cell>
          <table:table-cell table:style-name="ce3" table:formula="of:=([.$A2] * 16) + [.J$1]" office:value-type="float" office:value="8" calcext:value-type="float">
            <text:p>8</text:p>
          </table:table-cell>
          <table:table-cell table:style-name="ce3" table:formula="of:=([.$A2] * 16) + [.K$1]" office:value-type="float" office:value="9" calcext:value-type="float">
            <text:p>9</text:p>
          </table:table-cell>
          <table:table-cell table:style-name="ce3" table:formula="of:=([.$A2] * 16) + [.L$1]" office:value-type="float" office:value="10" calcext:value-type="float">
            <text:p>10</text:p>
          </table:table-cell>
          <table:table-cell table:style-name="ce3" table:formula="of:=([.$A2] * 16) + [.M$1]" office:value-type="float" office:value="11" calcext:value-type="float">
            <text:p>11</text:p>
          </table:table-cell>
          <table:table-cell table:style-name="ce3" table:formula="of:=([.$A2] * 16) + [.N$1]" office:value-type="float" office:value="12" calcext:value-type="float">
            <text:p>12</text:p>
          </table:table-cell>
          <table:table-cell table:style-name="ce3" table:formula="of:=([.$A2] * 16) + [.O$1]" office:value-type="float" office:value="13" calcext:value-type="float">
            <text:p>13</text:p>
          </table:table-cell>
          <table:table-cell table:style-name="ce3" table:formula="of:=([.$A2] * 16) + [.P$1]" office:value-type="float" office:value="14" calcext:value-type="float">
            <text:p>14</text:p>
          </table:table-cell>
          <table:table-cell table:style-name="ce3" table:formula="of:=([.$A2] * 16) + [.Q$1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([.$A3] * 16) + [.B$1]" office:value-type="float" office:value="16" calcext:value-type="float">
            <text:p>16</text:p>
          </table:table-cell>
          <table:table-cell table:style-name="ce1" table:formula="of:=([.$A3] * 16) + [.C$1]" office:value-type="float" office:value="17" calcext:value-type="float">
            <text:p>17</text:p>
          </table:table-cell>
          <table:table-cell table:style-name="ce1" table:formula="of:=([.$A3] * 16) + [.D$1]" office:value-type="float" office:value="18" calcext:value-type="float">
            <text:p>18</text:p>
          </table:table-cell>
          <table:table-cell table:style-name="ce1" table:formula="of:=([.$A3] * 16) + [.E$1]" office:value-type="float" office:value="19" calcext:value-type="float">
            <text:p>19</text:p>
          </table:table-cell>
          <table:table-cell table:style-name="ce1" table:formula="of:=([.$A3] * 16) + [.F$1]" office:value-type="float" office:value="20" calcext:value-type="float">
            <text:p>20</text:p>
          </table:table-cell>
          <table:table-cell table:style-name="ce1" table:formula="of:=([.$A3] * 16) + [.G$1]" office:value-type="float" office:value="21" calcext:value-type="float">
            <text:p>21</text:p>
          </table:table-cell>
          <table:table-cell table:style-name="ce1" table:formula="of:=([.$A3] * 16) + [.H$1]" office:value-type="float" office:value="22" calcext:value-type="float">
            <text:p>22</text:p>
          </table:table-cell>
          <table:table-cell table:style-name="ce1" table:formula="of:=([.$A3] * 16) + [.I$1]" office:value-type="float" office:value="23" calcext:value-type="float">
            <text:p>23</text:p>
          </table:table-cell>
          <table:table-cell table:style-name="ce3" table:formula="of:=([.$A3] * 16) + [.J$1]" office:value-type="float" office:value="24" calcext:value-type="float">
            <text:p>24</text:p>
          </table:table-cell>
          <table:table-cell table:style-name="ce3" table:formula="of:=([.$A3] * 16) + [.K$1]" office:value-type="float" office:value="25" calcext:value-type="float">
            <text:p>25</text:p>
          </table:table-cell>
          <table:table-cell table:style-name="ce3" table:formula="of:=([.$A3] * 16) + [.L$1]" office:value-type="float" office:value="26" calcext:value-type="float">
            <text:p>26</text:p>
          </table:table-cell>
          <table:table-cell table:style-name="ce3" table:formula="of:=([.$A3] * 16) + [.M$1]" office:value-type="float" office:value="27" calcext:value-type="float">
            <text:p>27</text:p>
          </table:table-cell>
          <table:table-cell table:style-name="ce3" table:formula="of:=([.$A3] * 16) + [.N$1]" office:value-type="float" office:value="28" calcext:value-type="float">
            <text:p>28</text:p>
          </table:table-cell>
          <table:table-cell table:style-name="ce3" table:formula="of:=([.$A3] * 16) + [.O$1]" office:value-type="float" office:value="29" calcext:value-type="float">
            <text:p>29</text:p>
          </table:table-cell>
          <table:table-cell table:style-name="ce3" table:formula="of:=([.$A3] * 16) + [.P$1]" office:value-type="float" office:value="30" calcext:value-type="float">
            <text:p>30</text:p>
          </table:table-cell>
          <table:table-cell table:style-name="ce3" table:formula="of:=([.$A3] * 16) + [.Q$1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([.$A4] * 16) + [.B$1]" office:value-type="float" office:value="32" calcext:value-type="float">
            <text:p>32</text:p>
          </table:table-cell>
          <table:table-cell table:style-name="ce1" table:formula="of:=([.$A4] * 16) + [.C$1]" office:value-type="float" office:value="33" calcext:value-type="float">
            <text:p>33</text:p>
          </table:table-cell>
          <table:table-cell table:style-name="ce1" table:formula="of:=([.$A4] * 16) + [.D$1]" office:value-type="float" office:value="34" calcext:value-type="float">
            <text:p>34</text:p>
          </table:table-cell>
          <table:table-cell table:style-name="ce1" table:formula="of:=([.$A4] * 16) + [.E$1]" office:value-type="float" office:value="35" calcext:value-type="float">
            <text:p>35</text:p>
          </table:table-cell>
          <table:table-cell table:style-name="ce1" table:formula="of:=([.$A4] * 16) + [.F$1]" office:value-type="float" office:value="36" calcext:value-type="float">
            <text:p>36</text:p>
          </table:table-cell>
          <table:table-cell table:style-name="ce1" table:formula="of:=([.$A4] * 16) + [.G$1]" office:value-type="float" office:value="37" calcext:value-type="float">
            <text:p>37</text:p>
          </table:table-cell>
          <table:table-cell table:style-name="ce1" table:formula="of:=([.$A4] * 16) + [.H$1]" office:value-type="float" office:value="38" calcext:value-type="float">
            <text:p>38</text:p>
          </table:table-cell>
          <table:table-cell table:style-name="ce1" table:formula="of:=([.$A4] * 16) + [.I$1]" office:value-type="float" office:value="39" calcext:value-type="float">
            <text:p>39</text:p>
          </table:table-cell>
          <table:table-cell table:style-name="ce3" table:formula="of:=([.$A4] * 16) + [.J$1]" office:value-type="float" office:value="40" calcext:value-type="float">
            <text:p>40</text:p>
          </table:table-cell>
          <table:table-cell table:style-name="ce3" table:formula="of:=([.$A4] * 16) + [.K$1]" office:value-type="float" office:value="41" calcext:value-type="float">
            <text:p>41</text:p>
          </table:table-cell>
          <table:table-cell table:style-name="ce3" table:formula="of:=([.$A4] * 16) + [.L$1]" office:value-type="float" office:value="42" calcext:value-type="float">
            <text:p>42</text:p>
          </table:table-cell>
          <table:table-cell table:style-name="ce3" table:formula="of:=([.$A4] * 16) + [.M$1]" office:value-type="float" office:value="43" calcext:value-type="float">
            <text:p>43</text:p>
          </table:table-cell>
          <table:table-cell table:style-name="ce3" table:formula="of:=([.$A4] * 16) + [.N$1]" office:value-type="float" office:value="44" calcext:value-type="float">
            <text:p>44</text:p>
          </table:table-cell>
          <table:table-cell table:style-name="ce3" table:formula="of:=([.$A4] * 16) + [.O$1]" office:value-type="float" office:value="45" calcext:value-type="float">
            <text:p>45</text:p>
          </table:table-cell>
          <table:table-cell table:style-name="ce3" table:formula="of:=([.$A4] * 16) + [.P$1]" office:value-type="float" office:value="46" calcext:value-type="float">
            <text:p>46</text:p>
          </table:table-cell>
          <table:table-cell table:style-name="ce3" table:formula="of:=([.$A4] * 16) + [.Q$1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formula="of:=([.$A5] * 16) + [.B$1]" office:value-type="float" office:value="48" calcext:value-type="float">
            <text:p>48</text:p>
          </table:table-cell>
          <table:table-cell table:style-name="ce1" table:formula="of:=([.$A5] * 16) + [.C$1]" office:value-type="float" office:value="49" calcext:value-type="float">
            <text:p>49</text:p>
          </table:table-cell>
          <table:table-cell table:style-name="ce1" table:formula="of:=([.$A5] * 16) + [.D$1]" office:value-type="float" office:value="50" calcext:value-type="float">
            <text:p>50</text:p>
          </table:table-cell>
          <table:table-cell table:style-name="ce1" table:formula="of:=([.$A5] * 16) + [.E$1]" office:value-type="float" office:value="51" calcext:value-type="float">
            <text:p>51</text:p>
          </table:table-cell>
          <table:table-cell table:style-name="ce1" table:formula="of:=([.$A5] * 16) + [.F$1]" office:value-type="float" office:value="52" calcext:value-type="float">
            <text:p>52</text:p>
          </table:table-cell>
          <table:table-cell table:style-name="ce1" table:formula="of:=([.$A5] * 16) + [.G$1]" office:value-type="float" office:value="53" calcext:value-type="float">
            <text:p>53</text:p>
          </table:table-cell>
          <table:table-cell table:style-name="ce1" table:formula="of:=([.$A5] * 16) + [.H$1]" office:value-type="float" office:value="54" calcext:value-type="float">
            <text:p>54</text:p>
          </table:table-cell>
          <table:table-cell table:style-name="ce1" table:formula="of:=([.$A5] * 16) + [.I$1]" office:value-type="float" office:value="55" calcext:value-type="float">
            <text:p>55</text:p>
          </table:table-cell>
          <table:table-cell table:style-name="ce3" table:formula="of:=([.$A5] * 16) + [.J$1]" office:value-type="float" office:value="56" calcext:value-type="float">
            <text:p>56</text:p>
          </table:table-cell>
          <table:table-cell table:style-name="ce3" table:formula="of:=([.$A5] * 16) + [.K$1]" office:value-type="float" office:value="57" calcext:value-type="float">
            <text:p>57</text:p>
          </table:table-cell>
          <table:table-cell table:style-name="ce3" table:formula="of:=([.$A5] * 16) + [.L$1]" office:value-type="float" office:value="58" calcext:value-type="float">
            <text:p>58</text:p>
          </table:table-cell>
          <table:table-cell table:style-name="ce3" table:formula="of:=([.$A5] * 16) + [.M$1]" office:value-type="float" office:value="59" calcext:value-type="float">
            <text:p>59</text:p>
          </table:table-cell>
          <table:table-cell table:style-name="ce3" table:formula="of:=([.$A5] * 16) + [.N$1]" office:value-type="float" office:value="60" calcext:value-type="float">
            <text:p>60</text:p>
          </table:table-cell>
          <table:table-cell table:style-name="ce3" table:formula="of:=([.$A5] * 16) + [.O$1]" office:value-type="float" office:value="61" calcext:value-type="float">
            <text:p>61</text:p>
          </table:table-cell>
          <table:table-cell table:style-name="ce3" table:formula="of:=([.$A5] * 16) + [.P$1]" office:value-type="float" office:value="62" calcext:value-type="float">
            <text:p>62</text:p>
          </table:table-cell>
          <table:table-cell table:style-name="ce3" table:formula="of:=([.$A5] * 16) + [.Q$1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formula="of:=([.$A6] * 16) + [.B$1]" office:value-type="float" office:value="64" calcext:value-type="float">
            <text:p>64</text:p>
          </table:table-cell>
          <table:table-cell table:style-name="ce1" table:formula="of:=([.$A6] * 16) + [.C$1]" office:value-type="float" office:value="65" calcext:value-type="float">
            <text:p>65</text:p>
          </table:table-cell>
          <table:table-cell table:style-name="ce1" table:formula="of:=([.$A6] * 16) + [.D$1]" office:value-type="float" office:value="66" calcext:value-type="float">
            <text:p>66</text:p>
          </table:table-cell>
          <table:table-cell table:style-name="ce1" table:formula="of:=([.$A6] * 16) + [.E$1]" office:value-type="float" office:value="67" calcext:value-type="float">
            <text:p>67</text:p>
          </table:table-cell>
          <table:table-cell table:style-name="ce1" table:formula="of:=([.$A6] * 16) + [.F$1]" office:value-type="float" office:value="68" calcext:value-type="float">
            <text:p>68</text:p>
          </table:table-cell>
          <table:table-cell table:style-name="ce1" table:formula="of:=([.$A6] * 16) + [.G$1]" office:value-type="float" office:value="69" calcext:value-type="float">
            <text:p>69</text:p>
          </table:table-cell>
          <table:table-cell table:style-name="ce1" table:formula="of:=([.$A6] * 16) + [.H$1]" office:value-type="float" office:value="70" calcext:value-type="float">
            <text:p>70</text:p>
          </table:table-cell>
          <table:table-cell table:style-name="ce1" table:formula="of:=([.$A6] * 16) + [.I$1]" office:value-type="float" office:value="71" calcext:value-type="float">
            <text:p>71</text:p>
          </table:table-cell>
          <table:table-cell table:style-name="ce3" table:formula="of:=([.$A6] * 16) + [.J$1]" office:value-type="float" office:value="72" calcext:value-type="float">
            <text:p>72</text:p>
          </table:table-cell>
          <table:table-cell table:style-name="ce3" table:formula="of:=([.$A6] * 16) + [.K$1]" office:value-type="float" office:value="73" calcext:value-type="float">
            <text:p>73</text:p>
          </table:table-cell>
          <table:table-cell table:style-name="ce3" table:formula="of:=([.$A6] * 16) + [.L$1]" office:value-type="float" office:value="74" calcext:value-type="float">
            <text:p>74</text:p>
          </table:table-cell>
          <table:table-cell table:style-name="ce3" table:formula="of:=([.$A6] * 16) + [.M$1]" office:value-type="float" office:value="75" calcext:value-type="float">
            <text:p>75</text:p>
          </table:table-cell>
          <table:table-cell table:style-name="ce3" table:formula="of:=([.$A6] * 16) + [.N$1]" office:value-type="float" office:value="76" calcext:value-type="float">
            <text:p>76</text:p>
          </table:table-cell>
          <table:table-cell table:style-name="ce3" table:formula="of:=([.$A6] * 16) + [.O$1]" office:value-type="float" office:value="77" calcext:value-type="float">
            <text:p>77</text:p>
          </table:table-cell>
          <table:table-cell table:style-name="ce3" table:formula="of:=([.$A6] * 16) + [.P$1]" office:value-type="float" office:value="78" calcext:value-type="float">
            <text:p>78</text:p>
          </table:table-cell>
          <table:table-cell table:style-name="ce3" table:formula="of:=([.$A6] * 16) + [.Q$1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formula="of:=([.$A7] * 16) + [.B$1]" office:value-type="float" office:value="80" calcext:value-type="float">
            <text:p>80</text:p>
          </table:table-cell>
          <table:table-cell table:style-name="ce1" table:formula="of:=([.$A7] * 16) + [.C$1]" office:value-type="float" office:value="81" calcext:value-type="float">
            <text:p>81</text:p>
          </table:table-cell>
          <table:table-cell table:style-name="ce1" table:formula="of:=([.$A7] * 16) + [.D$1]" office:value-type="float" office:value="82" calcext:value-type="float">
            <text:p>82</text:p>
          </table:table-cell>
          <table:table-cell table:style-name="ce1" table:formula="of:=([.$A7] * 16) + [.E$1]" office:value-type="float" office:value="83" calcext:value-type="float">
            <text:p>83</text:p>
          </table:table-cell>
          <table:table-cell table:style-name="ce1" table:formula="of:=([.$A7] * 16) + [.F$1]" office:value-type="float" office:value="84" calcext:value-type="float">
            <text:p>84</text:p>
          </table:table-cell>
          <table:table-cell table:style-name="ce1" table:formula="of:=([.$A7] * 16) + [.G$1]" office:value-type="float" office:value="85" calcext:value-type="float">
            <text:p>85</text:p>
          </table:table-cell>
          <table:table-cell table:style-name="ce1" table:formula="of:=([.$A7] * 16) + [.H$1]" office:value-type="float" office:value="86" calcext:value-type="float">
            <text:p>86</text:p>
          </table:table-cell>
          <table:table-cell table:style-name="ce1" table:formula="of:=([.$A7] * 16) + [.I$1]" office:value-type="float" office:value="87" calcext:value-type="float">
            <text:p>87</text:p>
          </table:table-cell>
          <table:table-cell table:style-name="ce3" table:formula="of:=([.$A7] * 16) + [.J$1]" office:value-type="float" office:value="88" calcext:value-type="float">
            <text:p>88</text:p>
          </table:table-cell>
          <table:table-cell table:style-name="ce3" table:formula="of:=([.$A7] * 16) + [.K$1]" office:value-type="float" office:value="89" calcext:value-type="float">
            <text:p>89</text:p>
          </table:table-cell>
          <table:table-cell table:style-name="ce3" table:formula="of:=([.$A7] * 16) + [.L$1]" office:value-type="float" office:value="90" calcext:value-type="float">
            <text:p>90</text:p>
          </table:table-cell>
          <table:table-cell table:style-name="ce3" table:formula="of:=([.$A7] * 16) + [.M$1]" office:value-type="float" office:value="91" calcext:value-type="float">
            <text:p>91</text:p>
          </table:table-cell>
          <table:table-cell table:style-name="ce3" table:formula="of:=([.$A7] * 16) + [.N$1]" office:value-type="float" office:value="92" calcext:value-type="float">
            <text:p>92</text:p>
          </table:table-cell>
          <table:table-cell table:style-name="ce3" table:formula="of:=([.$A7] * 16) + [.O$1]" office:value-type="float" office:value="93" calcext:value-type="float">
            <text:p>93</text:p>
          </table:table-cell>
          <table:table-cell table:style-name="ce3" table:formula="of:=([.$A7] * 16) + [.P$1]" office:value-type="float" office:value="94" calcext:value-type="float">
            <text:p>94</text:p>
          </table:table-cell>
          <table:table-cell table:style-name="ce3" table:formula="of:=([.$A7] * 16) + [.Q$1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formula="of:=([.$A8] * 16) + [.B$1]" office:value-type="float" office:value="96" calcext:value-type="float">
            <text:p>96</text:p>
          </table:table-cell>
          <table:table-cell table:style-name="ce1" table:formula="of:=([.$A8] * 16) + [.C$1]" office:value-type="float" office:value="97" calcext:value-type="float">
            <text:p>97</text:p>
          </table:table-cell>
          <table:table-cell table:style-name="ce1" table:formula="of:=([.$A8] * 16) + [.D$1]" office:value-type="float" office:value="98" calcext:value-type="float">
            <text:p>98</text:p>
          </table:table-cell>
          <table:table-cell table:style-name="ce1" table:formula="of:=([.$A8] * 16) + [.E$1]" office:value-type="float" office:value="99" calcext:value-type="float">
            <text:p>99</text:p>
          </table:table-cell>
          <table:table-cell table:style-name="ce1" table:formula="of:=([.$A8] * 16) + [.F$1]" office:value-type="float" office:value="100" calcext:value-type="float">
            <text:p>100</text:p>
          </table:table-cell>
          <table:table-cell table:style-name="ce1" table:formula="of:=([.$A8] * 16) + [.G$1]" office:value-type="float" office:value="101" calcext:value-type="float">
            <text:p>101</text:p>
          </table:table-cell>
          <table:table-cell table:style-name="ce1" table:formula="of:=([.$A8] * 16) + [.H$1]" office:value-type="float" office:value="102" calcext:value-type="float">
            <text:p>102</text:p>
          </table:table-cell>
          <table:table-cell table:style-name="ce1" table:formula="of:=([.$A8] * 16) + [.I$1]" office:value-type="float" office:value="103" calcext:value-type="float">
            <text:p>103</text:p>
          </table:table-cell>
          <table:table-cell table:style-name="ce3" table:formula="of:=([.$A8] * 16) + [.J$1]" office:value-type="float" office:value="104" calcext:value-type="float">
            <text:p>104</text:p>
          </table:table-cell>
          <table:table-cell table:style-name="ce3" table:formula="of:=([.$A8] * 16) + [.K$1]" office:value-type="float" office:value="105" calcext:value-type="float">
            <text:p>105</text:p>
          </table:table-cell>
          <table:table-cell table:style-name="ce3" table:formula="of:=([.$A8] * 16) + [.L$1]" office:value-type="float" office:value="106" calcext:value-type="float">
            <text:p>106</text:p>
          </table:table-cell>
          <table:table-cell table:style-name="ce3" table:formula="of:=([.$A8] * 16) + [.M$1]" office:value-type="float" office:value="107" calcext:value-type="float">
            <text:p>107</text:p>
          </table:table-cell>
          <table:table-cell table:style-name="ce3" table:formula="of:=([.$A8] * 16) + [.N$1]" office:value-type="float" office:value="108" calcext:value-type="float">
            <text:p>108</text:p>
          </table:table-cell>
          <table:table-cell table:style-name="ce3" table:formula="of:=([.$A8] * 16) + [.O$1]" office:value-type="float" office:value="109" calcext:value-type="float">
            <text:p>109</text:p>
          </table:table-cell>
          <table:table-cell table:style-name="ce3" table:formula="of:=([.$A8] * 16) + [.P$1]" office:value-type="float" office:value="110" calcext:value-type="float">
            <text:p>110</text:p>
          </table:table-cell>
          <table:table-cell table:style-name="ce3" table:formula="of:=([.$A8] * 16) + [.Q$1]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table:formula="of:=([.$A9] * 16) + [.B$1]" office:value-type="float" office:value="112" calcext:value-type="float">
            <text:p>112</text:p>
          </table:table-cell>
          <table:table-cell table:style-name="ce1" table:formula="of:=([.$A9] * 16) + [.C$1]" office:value-type="float" office:value="113" calcext:value-type="float">
            <text:p>113</text:p>
          </table:table-cell>
          <table:table-cell table:style-name="ce1" table:formula="of:=([.$A9] * 16) + [.D$1]" office:value-type="float" office:value="114" calcext:value-type="float">
            <text:p>114</text:p>
          </table:table-cell>
          <table:table-cell table:style-name="ce1" table:formula="of:=([.$A9] * 16) + [.E$1]" office:value-type="float" office:value="115" calcext:value-type="float">
            <text:p>115</text:p>
          </table:table-cell>
          <table:table-cell table:style-name="ce1" table:formula="of:=([.$A9] * 16) + [.F$1]" office:value-type="float" office:value="116" calcext:value-type="float">
            <text:p>116</text:p>
          </table:table-cell>
          <table:table-cell table:style-name="ce1" table:formula="of:=([.$A9] * 16) + [.G$1]" office:value-type="float" office:value="117" calcext:value-type="float">
            <text:p>117</text:p>
          </table:table-cell>
          <table:table-cell table:style-name="ce1" table:formula="of:=([.$A9] * 16) + [.H$1]" office:value-type="float" office:value="118" calcext:value-type="float">
            <text:p>118</text:p>
          </table:table-cell>
          <table:table-cell table:style-name="ce1" table:formula="of:=([.$A9] * 16) + [.I$1]" office:value-type="float" office:value="119" calcext:value-type="float">
            <text:p>119</text:p>
          </table:table-cell>
          <table:table-cell table:style-name="ce3" table:formula="of:=([.$A9] * 16) + [.J$1]" office:value-type="float" office:value="120" calcext:value-type="float">
            <text:p>120</text:p>
          </table:table-cell>
          <table:table-cell table:style-name="ce3" table:formula="of:=([.$A9] * 16) + [.K$1]" office:value-type="float" office:value="121" calcext:value-type="float">
            <text:p>121</text:p>
          </table:table-cell>
          <table:table-cell table:style-name="ce3" table:formula="of:=([.$A9] * 16) + [.L$1]" office:value-type="float" office:value="122" calcext:value-type="float">
            <text:p>122</text:p>
          </table:table-cell>
          <table:table-cell table:style-name="ce3" table:formula="of:=([.$A9] * 16) + [.M$1]" office:value-type="float" office:value="123" calcext:value-type="float">
            <text:p>123</text:p>
          </table:table-cell>
          <table:table-cell table:style-name="ce3" table:formula="of:=([.$A9] * 16) + [.N$1]" office:value-type="float" office:value="124" calcext:value-type="float">
            <text:p>124</text:p>
          </table:table-cell>
          <table:table-cell table:style-name="ce3" table:formula="of:=([.$A9] * 16) + [.O$1]" office:value-type="float" office:value="125" calcext:value-type="float">
            <text:p>125</text:p>
          </table:table-cell>
          <table:table-cell table:style-name="ce3" table:formula="of:=([.$A9] * 16) + [.P$1]" office:value-type="float" office:value="126" calcext:value-type="float">
            <text:p>126</text:p>
          </table:table-cell>
          <table:table-cell table:style-name="ce3" table:formula="of:=([.$A9] * 16) + [.Q$1]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([.$A10] * 16) + [.B$1]" office:value-type="float" office:value="128" calcext:value-type="float">
            <text:p>128</text:p>
          </table:table-cell>
          <table:table-cell table:style-name="ce2" table:formula="of:=([.$A10] * 16) + [.C$1]" office:value-type="float" office:value="129" calcext:value-type="float">
            <text:p>129</text:p>
          </table:table-cell>
          <table:table-cell table:style-name="ce2" table:formula="of:=([.$A10] * 16) + [.D$1]" office:value-type="float" office:value="130" calcext:value-type="float">
            <text:p>130</text:p>
          </table:table-cell>
          <table:table-cell table:style-name="ce2" table:formula="of:=([.$A10] * 16) + [.E$1]" office:value-type="float" office:value="131" calcext:value-type="float">
            <text:p>131</text:p>
          </table:table-cell>
          <table:table-cell table:style-name="ce2" table:formula="of:=([.$A10] * 16) + [.F$1]" office:value-type="float" office:value="132" calcext:value-type="float">
            <text:p>132</text:p>
          </table:table-cell>
          <table:table-cell table:style-name="ce2" table:formula="of:=([.$A10] * 16) + [.G$1]" office:value-type="float" office:value="133" calcext:value-type="float">
            <text:p>133</text:p>
          </table:table-cell>
          <table:table-cell table:style-name="ce2" table:formula="of:=([.$A10] * 16) + [.H$1]" office:value-type="float" office:value="134" calcext:value-type="float">
            <text:p>134</text:p>
          </table:table-cell>
          <table:table-cell table:style-name="ce2" table:formula="of:=([.$A10] * 16) + [.I$1]" office:value-type="float" office:value="135" calcext:value-type="float">
            <text:p>135</text:p>
          </table:table-cell>
          <table:table-cell table:style-name="ce4" table:formula="of:=([.$A10] * 16) + [.J$1]" office:value-type="float" office:value="136" calcext:value-type="float">
            <text:p>136</text:p>
          </table:table-cell>
          <table:table-cell table:style-name="ce4" table:formula="of:=([.$A10] * 16) + [.K$1]" office:value-type="float" office:value="137" calcext:value-type="float">
            <text:p>137</text:p>
          </table:table-cell>
          <table:table-cell table:style-name="ce4" table:formula="of:=([.$A10] * 16) + [.L$1]" office:value-type="float" office:value="138" calcext:value-type="float">
            <text:p>138</text:p>
          </table:table-cell>
          <table:table-cell table:style-name="ce4" table:formula="of:=([.$A10] * 16) + [.M$1]" office:value-type="float" office:value="139" calcext:value-type="float">
            <text:p>139</text:p>
          </table:table-cell>
          <table:table-cell table:style-name="ce4" table:formula="of:=([.$A10] * 16) + [.N$1]" office:value-type="float" office:value="140" calcext:value-type="float">
            <text:p>140</text:p>
          </table:table-cell>
          <table:table-cell table:style-name="ce4" table:formula="of:=([.$A10] * 16) + [.O$1]" office:value-type="float" office:value="141" calcext:value-type="float">
            <text:p>141</text:p>
          </table:table-cell>
          <table:table-cell table:style-name="ce4" table:formula="of:=([.$A10] * 16) + [.P$1]" office:value-type="float" office:value="142" calcext:value-type="float">
            <text:p>142</text:p>
          </table:table-cell>
          <table:table-cell table:style-name="ce4" table:formula="of:=([.$A10] * 16) + [.Q$1]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([.$A11] * 16) + [.B$1]" office:value-type="float" office:value="144" calcext:value-type="float">
            <text:p>144</text:p>
          </table:table-cell>
          <table:table-cell table:style-name="ce2" table:formula="of:=([.$A11] * 16) + [.C$1]" office:value-type="float" office:value="145" calcext:value-type="float">
            <text:p>145</text:p>
          </table:table-cell>
          <table:table-cell table:style-name="ce2" table:formula="of:=([.$A11] * 16) + [.D$1]" office:value-type="float" office:value="146" calcext:value-type="float">
            <text:p>146</text:p>
          </table:table-cell>
          <table:table-cell table:style-name="ce2" table:formula="of:=([.$A11] * 16) + [.E$1]" office:value-type="float" office:value="147" calcext:value-type="float">
            <text:p>147</text:p>
          </table:table-cell>
          <table:table-cell table:style-name="ce2" table:formula="of:=([.$A11] * 16) + [.F$1]" office:value-type="float" office:value="148" calcext:value-type="float">
            <text:p>148</text:p>
          </table:table-cell>
          <table:table-cell table:style-name="ce2" table:formula="of:=([.$A11] * 16) + [.G$1]" office:value-type="float" office:value="149" calcext:value-type="float">
            <text:p>149</text:p>
          </table:table-cell>
          <table:table-cell table:style-name="ce2" table:formula="of:=([.$A11] * 16) + [.H$1]" office:value-type="float" office:value="150" calcext:value-type="float">
            <text:p>150</text:p>
          </table:table-cell>
          <table:table-cell table:style-name="ce2" table:formula="of:=([.$A11] * 16) + [.I$1]" office:value-type="float" office:value="151" calcext:value-type="float">
            <text:p>151</text:p>
          </table:table-cell>
          <table:table-cell table:style-name="ce4" table:formula="of:=([.$A11] * 16) + [.J$1]" office:value-type="float" office:value="152" calcext:value-type="float">
            <text:p>152</text:p>
          </table:table-cell>
          <table:table-cell table:style-name="ce4" table:formula="of:=([.$A11] * 16) + [.K$1]" office:value-type="float" office:value="153" calcext:value-type="float">
            <text:p>153</text:p>
          </table:table-cell>
          <table:table-cell table:style-name="ce4" table:formula="of:=([.$A11] * 16) + [.L$1]" office:value-type="float" office:value="154" calcext:value-type="float">
            <text:p>154</text:p>
          </table:table-cell>
          <table:table-cell table:style-name="ce4" table:formula="of:=([.$A11] * 16) + [.M$1]" office:value-type="float" office:value="155" calcext:value-type="float">
            <text:p>155</text:p>
          </table:table-cell>
          <table:table-cell table:style-name="ce4" table:formula="of:=([.$A11] * 16) + [.N$1]" office:value-type="float" office:value="156" calcext:value-type="float">
            <text:p>156</text:p>
          </table:table-cell>
          <table:table-cell table:style-name="ce4" table:formula="of:=([.$A11] * 16) + [.O$1]" office:value-type="float" office:value="157" calcext:value-type="float">
            <text:p>157</text:p>
          </table:table-cell>
          <table:table-cell table:style-name="ce4" table:formula="of:=([.$A11] * 16) + [.P$1]" office:value-type="float" office:value="158" calcext:value-type="float">
            <text:p>158</text:p>
          </table:table-cell>
          <table:table-cell table:style-name="ce4" table:formula="of:=([.$A11] * 16) + [.Q$1]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([.$A12] * 16) + [.B$1]" office:value-type="float" office:value="160" calcext:value-type="float">
            <text:p>160</text:p>
          </table:table-cell>
          <table:table-cell table:style-name="ce2" table:formula="of:=([.$A12] * 16) + [.C$1]" office:value-type="float" office:value="161" calcext:value-type="float">
            <text:p>161</text:p>
          </table:table-cell>
          <table:table-cell table:style-name="ce2" table:formula="of:=([.$A12] * 16) + [.D$1]" office:value-type="float" office:value="162" calcext:value-type="float">
            <text:p>162</text:p>
          </table:table-cell>
          <table:table-cell table:style-name="ce2" table:formula="of:=([.$A12] * 16) + [.E$1]" office:value-type="float" office:value="163" calcext:value-type="float">
            <text:p>163</text:p>
          </table:table-cell>
          <table:table-cell table:style-name="ce2" table:formula="of:=([.$A12] * 16) + [.F$1]" office:value-type="float" office:value="164" calcext:value-type="float">
            <text:p>164</text:p>
          </table:table-cell>
          <table:table-cell table:style-name="ce2" table:formula="of:=([.$A12] * 16) + [.G$1]" office:value-type="float" office:value="165" calcext:value-type="float">
            <text:p>165</text:p>
          </table:table-cell>
          <table:table-cell table:style-name="ce2" table:formula="of:=([.$A12] * 16) + [.H$1]" office:value-type="float" office:value="166" calcext:value-type="float">
            <text:p>166</text:p>
          </table:table-cell>
          <table:table-cell table:style-name="ce2" table:formula="of:=([.$A12] * 16) + [.I$1]" office:value-type="float" office:value="167" calcext:value-type="float">
            <text:p>167</text:p>
          </table:table-cell>
          <table:table-cell table:style-name="ce4" table:formula="of:=([.$A12] * 16) + [.J$1]" office:value-type="float" office:value="168" calcext:value-type="float">
            <text:p>168</text:p>
          </table:table-cell>
          <table:table-cell table:style-name="ce4" table:formula="of:=([.$A12] * 16) + [.K$1]" office:value-type="float" office:value="169" calcext:value-type="float">
            <text:p>169</text:p>
          </table:table-cell>
          <table:table-cell table:style-name="ce4" table:formula="of:=([.$A12] * 16) + [.L$1]" office:value-type="float" office:value="170" calcext:value-type="float">
            <text:p>170</text:p>
          </table:table-cell>
          <table:table-cell table:style-name="ce4" table:formula="of:=([.$A12] * 16) + [.M$1]" office:value-type="float" office:value="171" calcext:value-type="float">
            <text:p>171</text:p>
          </table:table-cell>
          <table:table-cell table:style-name="ce4" table:formula="of:=([.$A12] * 16) + [.N$1]" office:value-type="float" office:value="172" calcext:value-type="float">
            <text:p>172</text:p>
          </table:table-cell>
          <table:table-cell table:style-name="ce4" table:formula="of:=([.$A12] * 16) + [.O$1]" office:value-type="float" office:value="173" calcext:value-type="float">
            <text:p>173</text:p>
          </table:table-cell>
          <table:table-cell table:style-name="ce4" table:formula="of:=([.$A12] * 16) + [.P$1]" office:value-type="float" office:value="174" calcext:value-type="float">
            <text:p>174</text:p>
          </table:table-cell>
          <table:table-cell table:style-name="ce4" table:formula="of:=([.$A12] * 16) + [.Q$1]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([.$A13] * 16) + [.B$1]" office:value-type="float" office:value="176" calcext:value-type="float">
            <text:p>176</text:p>
          </table:table-cell>
          <table:table-cell table:style-name="ce2" table:formula="of:=([.$A13] * 16) + [.C$1]" office:value-type="float" office:value="177" calcext:value-type="float">
            <text:p>177</text:p>
          </table:table-cell>
          <table:table-cell table:style-name="ce2" table:formula="of:=([.$A13] * 16) + [.D$1]" office:value-type="float" office:value="178" calcext:value-type="float">
            <text:p>178</text:p>
          </table:table-cell>
          <table:table-cell table:style-name="ce2" table:formula="of:=([.$A13] * 16) + [.E$1]" office:value-type="float" office:value="179" calcext:value-type="float">
            <text:p>179</text:p>
          </table:table-cell>
          <table:table-cell table:style-name="ce2" table:formula="of:=([.$A13] * 16) + [.F$1]" office:value-type="float" office:value="180" calcext:value-type="float">
            <text:p>180</text:p>
          </table:table-cell>
          <table:table-cell table:style-name="ce2" table:formula="of:=([.$A13] * 16) + [.G$1]" office:value-type="float" office:value="181" calcext:value-type="float">
            <text:p>181</text:p>
          </table:table-cell>
          <table:table-cell table:style-name="ce2" table:formula="of:=([.$A13] * 16) + [.H$1]" office:value-type="float" office:value="182" calcext:value-type="float">
            <text:p>182</text:p>
          </table:table-cell>
          <table:table-cell table:style-name="ce2" table:formula="of:=([.$A13] * 16) + [.I$1]" office:value-type="float" office:value="183" calcext:value-type="float">
            <text:p>183</text:p>
          </table:table-cell>
          <table:table-cell table:style-name="ce4" table:formula="of:=([.$A13] * 16) + [.J$1]" office:value-type="float" office:value="184" calcext:value-type="float">
            <text:p>184</text:p>
          </table:table-cell>
          <table:table-cell table:style-name="ce4" table:formula="of:=([.$A13] * 16) + [.K$1]" office:value-type="float" office:value="185" calcext:value-type="float">
            <text:p>185</text:p>
          </table:table-cell>
          <table:table-cell table:style-name="ce4" table:formula="of:=([.$A13] * 16) + [.L$1]" office:value-type="float" office:value="186" calcext:value-type="float">
            <text:p>186</text:p>
          </table:table-cell>
          <table:table-cell table:style-name="ce4" table:formula="of:=([.$A13] * 16) + [.M$1]" office:value-type="float" office:value="187" calcext:value-type="float">
            <text:p>187</text:p>
          </table:table-cell>
          <table:table-cell table:style-name="ce4" table:formula="of:=([.$A13] * 16) + [.N$1]" office:value-type="float" office:value="188" calcext:value-type="float">
            <text:p>188</text:p>
          </table:table-cell>
          <table:table-cell table:style-name="ce4" table:formula="of:=([.$A13] * 16) + [.O$1]" office:value-type="float" office:value="189" calcext:value-type="float">
            <text:p>189</text:p>
          </table:table-cell>
          <table:table-cell table:style-name="ce4" table:formula="of:=([.$A13] * 16) + [.P$1]" office:value-type="float" office:value="190" calcext:value-type="float">
            <text:p>190</text:p>
          </table:table-cell>
          <table:table-cell table:style-name="ce4" table:formula="of:=([.$A13] * 16) + [.Q$1]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([.$A14] * 16) + [.B$1]" office:value-type="float" office:value="192" calcext:value-type="float">
            <text:p>192</text:p>
          </table:table-cell>
          <table:table-cell table:style-name="ce2" table:formula="of:=([.$A14] * 16) + [.C$1]" office:value-type="float" office:value="193" calcext:value-type="float">
            <text:p>193</text:p>
          </table:table-cell>
          <table:table-cell table:style-name="ce2" table:formula="of:=([.$A14] * 16) + [.D$1]" office:value-type="float" office:value="194" calcext:value-type="float">
            <text:p>194</text:p>
          </table:table-cell>
          <table:table-cell table:style-name="ce2" table:formula="of:=([.$A14] * 16) + [.E$1]" office:value-type="float" office:value="195" calcext:value-type="float">
            <text:p>195</text:p>
          </table:table-cell>
          <table:table-cell table:style-name="ce2" table:formula="of:=([.$A14] * 16) + [.F$1]" office:value-type="float" office:value="196" calcext:value-type="float">
            <text:p>196</text:p>
          </table:table-cell>
          <table:table-cell table:style-name="ce2" table:formula="of:=([.$A14] * 16) + [.G$1]" office:value-type="float" office:value="197" calcext:value-type="float">
            <text:p>197</text:p>
          </table:table-cell>
          <table:table-cell table:style-name="ce2" table:formula="of:=([.$A14] * 16) + [.H$1]" office:value-type="float" office:value="198" calcext:value-type="float">
            <text:p>198</text:p>
          </table:table-cell>
          <table:table-cell table:style-name="ce2" table:formula="of:=([.$A14] * 16) + [.I$1]" office:value-type="float" office:value="199" calcext:value-type="float">
            <text:p>199</text:p>
          </table:table-cell>
          <table:table-cell table:style-name="ce4" table:formula="of:=([.$A14] * 16) + [.J$1]" office:value-type="float" office:value="200" calcext:value-type="float">
            <text:p>200</text:p>
          </table:table-cell>
          <table:table-cell table:style-name="ce4" table:formula="of:=([.$A14] * 16) + [.K$1]" office:value-type="float" office:value="201" calcext:value-type="float">
            <text:p>201</text:p>
          </table:table-cell>
          <table:table-cell table:style-name="ce4" table:formula="of:=([.$A14] * 16) + [.L$1]" office:value-type="float" office:value="202" calcext:value-type="float">
            <text:p>202</text:p>
          </table:table-cell>
          <table:table-cell table:style-name="ce4" table:formula="of:=([.$A14] * 16) + [.M$1]" office:value-type="float" office:value="203" calcext:value-type="float">
            <text:p>203</text:p>
          </table:table-cell>
          <table:table-cell table:style-name="ce4" table:formula="of:=([.$A14] * 16) + [.N$1]" office:value-type="float" office:value="204" calcext:value-type="float">
            <text:p>204</text:p>
          </table:table-cell>
          <table:table-cell table:style-name="ce4" table:formula="of:=([.$A14] * 16) + [.O$1]" office:value-type="float" office:value="205" calcext:value-type="float">
            <text:p>205</text:p>
          </table:table-cell>
          <table:table-cell table:style-name="ce4" table:formula="of:=([.$A14] * 16) + [.P$1]" office:value-type="float" office:value="206" calcext:value-type="float">
            <text:p>206</text:p>
          </table:table-cell>
          <table:table-cell table:style-name="ce4" table:formula="of:=([.$A14] * 16) + [.Q$1]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([.$A15] * 16) + [.B$1]" office:value-type="float" office:value="208" calcext:value-type="float">
            <text:p>208</text:p>
          </table:table-cell>
          <table:table-cell table:style-name="ce2" table:formula="of:=([.$A15] * 16) + [.C$1]" office:value-type="float" office:value="209" calcext:value-type="float">
            <text:p>209</text:p>
          </table:table-cell>
          <table:table-cell table:style-name="ce2" table:formula="of:=([.$A15] * 16) + [.D$1]" office:value-type="float" office:value="210" calcext:value-type="float">
            <text:p>210</text:p>
          </table:table-cell>
          <table:table-cell table:style-name="ce2" table:formula="of:=([.$A15] * 16) + [.E$1]" office:value-type="float" office:value="211" calcext:value-type="float">
            <text:p>211</text:p>
          </table:table-cell>
          <table:table-cell table:style-name="ce2" table:formula="of:=([.$A15] * 16) + [.F$1]" office:value-type="float" office:value="212" calcext:value-type="float">
            <text:p>212</text:p>
          </table:table-cell>
          <table:table-cell table:style-name="ce2" table:formula="of:=([.$A15] * 16) + [.G$1]" office:value-type="float" office:value="213" calcext:value-type="float">
            <text:p>213</text:p>
          </table:table-cell>
          <table:table-cell table:style-name="ce2" table:formula="of:=([.$A15] * 16) + [.H$1]" office:value-type="float" office:value="214" calcext:value-type="float">
            <text:p>214</text:p>
          </table:table-cell>
          <table:table-cell table:style-name="ce2" table:formula="of:=([.$A15] * 16) + [.I$1]" office:value-type="float" office:value="215" calcext:value-type="float">
            <text:p>215</text:p>
          </table:table-cell>
          <table:table-cell table:style-name="ce4" table:formula="of:=([.$A15] * 16) + [.J$1]" office:value-type="float" office:value="216" calcext:value-type="float">
            <text:p>216</text:p>
          </table:table-cell>
          <table:table-cell table:style-name="ce4" table:formula="of:=([.$A15] * 16) + [.K$1]" office:value-type="float" office:value="217" calcext:value-type="float">
            <text:p>217</text:p>
          </table:table-cell>
          <table:table-cell table:style-name="ce4" table:formula="of:=([.$A15] * 16) + [.L$1]" office:value-type="float" office:value="218" calcext:value-type="float">
            <text:p>218</text:p>
          </table:table-cell>
          <table:table-cell table:style-name="ce4" table:formula="of:=([.$A15] * 16) + [.M$1]" office:value-type="float" office:value="219" calcext:value-type="float">
            <text:p>219</text:p>
          </table:table-cell>
          <table:table-cell table:style-name="ce4" table:formula="of:=([.$A15] * 16) + [.N$1]" office:value-type="float" office:value="220" calcext:value-type="float">
            <text:p>220</text:p>
          </table:table-cell>
          <table:table-cell table:style-name="ce4" table:formula="of:=([.$A15] * 16) + [.O$1]" office:value-type="float" office:value="221" calcext:value-type="float">
            <text:p>221</text:p>
          </table:table-cell>
          <table:table-cell table:style-name="ce4" table:formula="of:=([.$A15] * 16) + [.P$1]" office:value-type="float" office:value="222" calcext:value-type="float">
            <text:p>222</text:p>
          </table:table-cell>
          <table:table-cell table:style-name="ce4" table:formula="of:=([.$A15] * 16) + [.Q$1]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([.$A16] * 16) + [.B$1]" office:value-type="float" office:value="224" calcext:value-type="float">
            <text:p>224</text:p>
          </table:table-cell>
          <table:table-cell table:style-name="ce2" table:formula="of:=([.$A16] * 16) + [.C$1]" office:value-type="float" office:value="225" calcext:value-type="float">
            <text:p>225</text:p>
          </table:table-cell>
          <table:table-cell table:style-name="ce2" table:formula="of:=([.$A16] * 16) + [.D$1]" office:value-type="float" office:value="226" calcext:value-type="float">
            <text:p>226</text:p>
          </table:table-cell>
          <table:table-cell table:style-name="ce2" table:formula="of:=([.$A16] * 16) + [.E$1]" office:value-type="float" office:value="227" calcext:value-type="float">
            <text:p>227</text:p>
          </table:table-cell>
          <table:table-cell table:style-name="ce2" table:formula="of:=([.$A16] * 16) + [.F$1]" office:value-type="float" office:value="228" calcext:value-type="float">
            <text:p>228</text:p>
          </table:table-cell>
          <table:table-cell table:style-name="ce2" table:formula="of:=([.$A16] * 16) + [.G$1]" office:value-type="float" office:value="229" calcext:value-type="float">
            <text:p>229</text:p>
          </table:table-cell>
          <table:table-cell table:style-name="ce2" table:formula="of:=([.$A16] * 16) + [.H$1]" office:value-type="float" office:value="230" calcext:value-type="float">
            <text:p>230</text:p>
          </table:table-cell>
          <table:table-cell table:style-name="ce2" table:formula="of:=([.$A16] * 16) + [.I$1]" office:value-type="float" office:value="231" calcext:value-type="float">
            <text:p>231</text:p>
          </table:table-cell>
          <table:table-cell table:style-name="ce4" table:formula="of:=([.$A16] * 16) + [.J$1]" office:value-type="float" office:value="232" calcext:value-type="float">
            <text:p>232</text:p>
          </table:table-cell>
          <table:table-cell table:style-name="ce4" table:formula="of:=([.$A16] * 16) + [.K$1]" office:value-type="float" office:value="233" calcext:value-type="float">
            <text:p>233</text:p>
          </table:table-cell>
          <table:table-cell table:style-name="ce4" table:formula="of:=([.$A16] * 16) + [.L$1]" office:value-type="float" office:value="234" calcext:value-type="float">
            <text:p>234</text:p>
          </table:table-cell>
          <table:table-cell table:style-name="ce4" table:formula="of:=([.$A16] * 16) + [.M$1]" office:value-type="float" office:value="235" calcext:value-type="float">
            <text:p>235</text:p>
          </table:table-cell>
          <table:table-cell table:style-name="ce4" table:formula="of:=([.$A16] * 16) + [.N$1]" office:value-type="float" office:value="236" calcext:value-type="float">
            <text:p>236</text:p>
          </table:table-cell>
          <table:table-cell table:style-name="ce4" table:formula="of:=([.$A16] * 16) + [.O$1]" office:value-type="float" office:value="237" calcext:value-type="float">
            <text:p>237</text:p>
          </table:table-cell>
          <table:table-cell table:style-name="ce4" table:formula="of:=([.$A16] * 16) + [.P$1]" office:value-type="float" office:value="238" calcext:value-type="float">
            <text:p>238</text:p>
          </table:table-cell>
          <table:table-cell table:style-name="ce4" table:formula="of:=([.$A16] * 16) + [.Q$1]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([.$A17] * 16) + [.B$1]" office:value-type="float" office:value="240" calcext:value-type="float">
            <text:p>240</text:p>
          </table:table-cell>
          <table:table-cell table:style-name="ce2" table:formula="of:=([.$A17] * 16) + [.C$1]" office:value-type="float" office:value="241" calcext:value-type="float">
            <text:p>241</text:p>
          </table:table-cell>
          <table:table-cell table:style-name="ce2" table:formula="of:=([.$A17] * 16) + [.D$1]" office:value-type="float" office:value="242" calcext:value-type="float">
            <text:p>242</text:p>
          </table:table-cell>
          <table:table-cell table:style-name="ce2" table:formula="of:=([.$A17] * 16) + [.E$1]" office:value-type="float" office:value="243" calcext:value-type="float">
            <text:p>243</text:p>
          </table:table-cell>
          <table:table-cell table:style-name="ce2" table:formula="of:=([.$A17] * 16) + [.F$1]" office:value-type="float" office:value="244" calcext:value-type="float">
            <text:p>244</text:p>
          </table:table-cell>
          <table:table-cell table:style-name="ce2" table:formula="of:=([.$A17] * 16) + [.G$1]" office:value-type="float" office:value="245" calcext:value-type="float">
            <text:p>245</text:p>
          </table:table-cell>
          <table:table-cell table:style-name="ce2" table:formula="of:=([.$A17] * 16) + [.H$1]" office:value-type="float" office:value="246" calcext:value-type="float">
            <text:p>246</text:p>
          </table:table-cell>
          <table:table-cell table:style-name="ce2" table:formula="of:=([.$A17] * 16) + [.I$1]" office:value-type="float" office:value="247" calcext:value-type="float">
            <text:p>247</text:p>
          </table:table-cell>
          <table:table-cell table:style-name="ce4" table:formula="of:=([.$A17] * 16) + [.J$1]" office:value-type="float" office:value="248" calcext:value-type="float">
            <text:p>248</text:p>
          </table:table-cell>
          <table:table-cell table:style-name="ce4" table:formula="of:=([.$A17] * 16) + [.K$1]" office:value-type="float" office:value="249" calcext:value-type="float">
            <text:p>249</text:p>
          </table:table-cell>
          <table:table-cell table:style-name="ce4" table:formula="of:=([.$A17] * 16) + [.L$1]" office:value-type="float" office:value="250" calcext:value-type="float">
            <text:p>250</text:p>
          </table:table-cell>
          <table:table-cell table:style-name="ce4" table:formula="of:=([.$A17] * 16) + [.M$1]" office:value-type="float" office:value="251" calcext:value-type="float">
            <text:p>251</text:p>
          </table:table-cell>
          <table:table-cell table:style-name="ce4" table:formula="of:=([.$A17] * 16) + [.N$1]" office:value-type="float" office:value="252" calcext:value-type="float">
            <text:p>252</text:p>
          </table:table-cell>
          <table:table-cell table:style-name="ce4" table:formula="of:=([.$A17] * 16) + [.O$1]" office:value-type="float" office:value="253" calcext:value-type="float">
            <text:p>253</text:p>
          </table:table-cell>
          <table:table-cell table:style-name="ce4" table:formula="of:=([.$A17] * 16) + [.P$1]" office:value-type="float" office:value="254" calcext:value-type="float">
            <text:p>254</text:p>
          </table:table-cell>
          <table:table-cell table:style-name="ce4" table:formula="of:=([.$A17] * 16) + [.Q$1]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formula="of:=MOD([.B2];16)" office:value-type="float" office:value="0" calcext:value-type="float">
            <text:p>0</text:p>
          </table:table-cell>
          <table:table-cell table:formula="of:=MOD([.C2];16)" office:value-type="float" office:value="1" calcext:value-type="float">
            <text:p>1</text:p>
          </table:table-cell>
          <table:table-cell table:formula="of:=MOD([.D2];16)" office:value-type="float" office:value="2" calcext:value-type="float">
            <text:p>2</text:p>
          </table:table-cell>
          <table:table-cell table:formula="of:=MOD([.E2];16)" office:value-type="float" office:value="3" calcext:value-type="float">
            <text:p>3</text:p>
          </table:table-cell>
          <table:table-cell table:formula="of:=MOD([.F2];16)" office:value-type="float" office:value="4" calcext:value-type="float">
            <text:p>4</text:p>
          </table:table-cell>
          <table:table-cell table:formula="of:=MOD([.G2];16)" office:value-type="float" office:value="5" calcext:value-type="float">
            <text:p>5</text:p>
          </table:table-cell>
          <table:table-cell table:formula="of:=MOD([.H2];16)" office:value-type="float" office:value="6" calcext:value-type="float">
            <text:p>6</text:p>
          </table:table-cell>
          <table:table-cell table:formula="of:=MOD([.I2];16)" office:value-type="float" office:value="7" calcext:value-type="float">
            <text:p>7</text:p>
          </table:table-cell>
          <table:table-cell table:formula="of:=MOD([.J2];16)" office:value-type="float" office:value="8" calcext:value-type="float">
            <text:p>8</text:p>
          </table:table-cell>
          <table:table-cell table:formula="of:=MOD([.K2];16)" office:value-type="float" office:value="9" calcext:value-type="float">
            <text:p>9</text:p>
          </table:table-cell>
          <table:table-cell table:formula="of:=MOD([.L2];16)" office:value-type="float" office:value="10" calcext:value-type="float">
            <text:p>10</text:p>
          </table:table-cell>
          <table:table-cell table:formula="of:=MOD([.M2];16)" office:value-type="float" office:value="11" calcext:value-type="float">
            <text:p>11</text:p>
          </table:table-cell>
          <table:table-cell table:formula="of:=MOD([.N2];16)" office:value-type="float" office:value="12" calcext:value-type="float">
            <text:p>12</text:p>
          </table:table-cell>
          <table:table-cell table:formula="of:=MOD([.O2];16)" office:value-type="float" office:value="13" calcext:value-type="float">
            <text:p>13</text:p>
          </table:table-cell>
          <table:table-cell table:formula="of:=MOD([.P2];16)" office:value-type="float" office:value="14" calcext:value-type="float">
            <text:p>14</text:p>
          </table:table-cell>
          <table:table-cell table:formula="of:=MOD([.Q2];16)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MOD([.B3];16)" office:value-type="float" office:value="0" calcext:value-type="float">
            <text:p>0</text:p>
          </table:table-cell>
          <table:table-cell table:formula="of:=MOD([.C3];16)" office:value-type="float" office:value="1" calcext:value-type="float">
            <text:p>1</text:p>
          </table:table-cell>
          <table:table-cell table:formula="of:=MOD([.D3];16)" office:value-type="float" office:value="2" calcext:value-type="float">
            <text:p>2</text:p>
          </table:table-cell>
          <table:table-cell table:formula="of:=MOD([.E3];16)" office:value-type="float" office:value="3" calcext:value-type="float">
            <text:p>3</text:p>
          </table:table-cell>
          <table:table-cell table:formula="of:=MOD([.F3];16)" office:value-type="float" office:value="4" calcext:value-type="float">
            <text:p>4</text:p>
          </table:table-cell>
          <table:table-cell table:formula="of:=MOD([.G3];16)" office:value-type="float" office:value="5" calcext:value-type="float">
            <text:p>5</text:p>
          </table:table-cell>
          <table:table-cell table:formula="of:=MOD([.H3];16)" office:value-type="float" office:value="6" calcext:value-type="float">
            <text:p>6</text:p>
          </table:table-cell>
          <table:table-cell table:formula="of:=MOD([.I3];16)" office:value-type="float" office:value="7" calcext:value-type="float">
            <text:p>7</text:p>
          </table:table-cell>
          <table:table-cell table:formula="of:=MOD([.J3];16)" office:value-type="float" office:value="8" calcext:value-type="float">
            <text:p>8</text:p>
          </table:table-cell>
          <table:table-cell table:formula="of:=MOD([.K3];16)" office:value-type="float" office:value="9" calcext:value-type="float">
            <text:p>9</text:p>
          </table:table-cell>
          <table:table-cell table:formula="of:=MOD([.L3];16)" office:value-type="float" office:value="10" calcext:value-type="float">
            <text:p>10</text:p>
          </table:table-cell>
          <table:table-cell table:formula="of:=MOD([.M3];16)" office:value-type="float" office:value="11" calcext:value-type="float">
            <text:p>11</text:p>
          </table:table-cell>
          <table:table-cell table:formula="of:=MOD([.N3];16)" office:value-type="float" office:value="12" calcext:value-type="float">
            <text:p>12</text:p>
          </table:table-cell>
          <table:table-cell table:formula="of:=MOD([.O3];16)" office:value-type="float" office:value="13" calcext:value-type="float">
            <text:p>13</text:p>
          </table:table-cell>
          <table:table-cell table:formula="of:=MOD([.P3];16)" office:value-type="float" office:value="14" calcext:value-type="float">
            <text:p>14</text:p>
          </table:table-cell>
          <table:table-cell table:formula="of:=MOD([.Q3];16)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MOD([.B4];16)" office:value-type="float" office:value="0" calcext:value-type="float">
            <text:p>0</text:p>
          </table:table-cell>
          <table:table-cell table:formula="of:=MOD([.C4];16)" office:value-type="float" office:value="1" calcext:value-type="float">
            <text:p>1</text:p>
          </table:table-cell>
          <table:table-cell table:formula="of:=MOD([.D4];16)" office:value-type="float" office:value="2" calcext:value-type="float">
            <text:p>2</text:p>
          </table:table-cell>
          <table:table-cell table:formula="of:=MOD([.E4];16)" office:value-type="float" office:value="3" calcext:value-type="float">
            <text:p>3</text:p>
          </table:table-cell>
          <table:table-cell table:formula="of:=MOD([.F4];16)" office:value-type="float" office:value="4" calcext:value-type="float">
            <text:p>4</text:p>
          </table:table-cell>
          <table:table-cell table:formula="of:=MOD([.G4];16)" office:value-type="float" office:value="5" calcext:value-type="float">
            <text:p>5</text:p>
          </table:table-cell>
          <table:table-cell table:formula="of:=MOD([.H4];16)" office:value-type="float" office:value="6" calcext:value-type="float">
            <text:p>6</text:p>
          </table:table-cell>
          <table:table-cell table:formula="of:=MOD([.I4];16)" office:value-type="float" office:value="7" calcext:value-type="float">
            <text:p>7</text:p>
          </table:table-cell>
          <table:table-cell table:formula="of:=MOD([.J4];16)" office:value-type="float" office:value="8" calcext:value-type="float">
            <text:p>8</text:p>
          </table:table-cell>
          <table:table-cell table:formula="of:=MOD([.K4];16)" office:value-type="float" office:value="9" calcext:value-type="float">
            <text:p>9</text:p>
          </table:table-cell>
          <table:table-cell table:formula="of:=MOD([.L4];16)" office:value-type="float" office:value="10" calcext:value-type="float">
            <text:p>10</text:p>
          </table:table-cell>
          <table:table-cell table:formula="of:=MOD([.M4];16)" office:value-type="float" office:value="11" calcext:value-type="float">
            <text:p>11</text:p>
          </table:table-cell>
          <table:table-cell table:formula="of:=MOD([.N4];16)" office:value-type="float" office:value="12" calcext:value-type="float">
            <text:p>12</text:p>
          </table:table-cell>
          <table:table-cell table:formula="of:=MOD([.O4];16)" office:value-type="float" office:value="13" calcext:value-type="float">
            <text:p>13</text:p>
          </table:table-cell>
          <table:table-cell table:formula="of:=MOD([.P4];16)" office:value-type="float" office:value="14" calcext:value-type="float">
            <text:p>14</text:p>
          </table:table-cell>
          <table:table-cell table:formula="of:=MOD([.Q4];16)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MOD([.B5];16)" office:value-type="float" office:value="0" calcext:value-type="float">
            <text:p>0</text:p>
          </table:table-cell>
          <table:table-cell table:formula="of:=MOD([.C5];16)" office:value-type="float" office:value="1" calcext:value-type="float">
            <text:p>1</text:p>
          </table:table-cell>
          <table:table-cell table:formula="of:=MOD([.D5];16)" office:value-type="float" office:value="2" calcext:value-type="float">
            <text:p>2</text:p>
          </table:table-cell>
          <table:table-cell table:formula="of:=MOD([.E5];16)" office:value-type="float" office:value="3" calcext:value-type="float">
            <text:p>3</text:p>
          </table:table-cell>
          <table:table-cell table:formula="of:=MOD([.F5];16)" office:value-type="float" office:value="4" calcext:value-type="float">
            <text:p>4</text:p>
          </table:table-cell>
          <table:table-cell table:formula="of:=MOD([.G5];16)" office:value-type="float" office:value="5" calcext:value-type="float">
            <text:p>5</text:p>
          </table:table-cell>
          <table:table-cell table:formula="of:=MOD([.H5];16)" office:value-type="float" office:value="6" calcext:value-type="float">
            <text:p>6</text:p>
          </table:table-cell>
          <table:table-cell table:formula="of:=MOD([.I5];16)" office:value-type="float" office:value="7" calcext:value-type="float">
            <text:p>7</text:p>
          </table:table-cell>
          <table:table-cell table:formula="of:=MOD([.J5];16)" office:value-type="float" office:value="8" calcext:value-type="float">
            <text:p>8</text:p>
          </table:table-cell>
          <table:table-cell table:formula="of:=MOD([.K5];16)" office:value-type="float" office:value="9" calcext:value-type="float">
            <text:p>9</text:p>
          </table:table-cell>
          <table:table-cell table:formula="of:=MOD([.L5];16)" office:value-type="float" office:value="10" calcext:value-type="float">
            <text:p>10</text:p>
          </table:table-cell>
          <table:table-cell table:formula="of:=MOD([.M5];16)" office:value-type="float" office:value="11" calcext:value-type="float">
            <text:p>11</text:p>
          </table:table-cell>
          <table:table-cell table:formula="of:=MOD([.N5];16)" office:value-type="float" office:value="12" calcext:value-type="float">
            <text:p>12</text:p>
          </table:table-cell>
          <table:table-cell table:formula="of:=MOD([.O5];16)" office:value-type="float" office:value="13" calcext:value-type="float">
            <text:p>13</text:p>
          </table:table-cell>
          <table:table-cell table:formula="of:=MOD([.P5];16)" office:value-type="float" office:value="14" calcext:value-type="float">
            <text:p>14</text:p>
          </table:table-cell>
          <table:table-cell table:formula="of:=MOD([.Q5];16)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MOD([.B6];16)" office:value-type="float" office:value="0" calcext:value-type="float">
            <text:p>0</text:p>
          </table:table-cell>
          <table:table-cell table:formula="of:=MOD([.C6];16)" office:value-type="float" office:value="1" calcext:value-type="float">
            <text:p>1</text:p>
          </table:table-cell>
          <table:table-cell table:formula="of:=MOD([.D6];16)" office:value-type="float" office:value="2" calcext:value-type="float">
            <text:p>2</text:p>
          </table:table-cell>
          <table:table-cell table:formula="of:=MOD([.E6];16)" office:value-type="float" office:value="3" calcext:value-type="float">
            <text:p>3</text:p>
          </table:table-cell>
          <table:table-cell table:formula="of:=MOD([.F6];16)" office:value-type="float" office:value="4" calcext:value-type="float">
            <text:p>4</text:p>
          </table:table-cell>
          <table:table-cell table:formula="of:=MOD([.G6];16)" office:value-type="float" office:value="5" calcext:value-type="float">
            <text:p>5</text:p>
          </table:table-cell>
          <table:table-cell table:formula="of:=MOD([.H6];16)" office:value-type="float" office:value="6" calcext:value-type="float">
            <text:p>6</text:p>
          </table:table-cell>
          <table:table-cell table:formula="of:=MOD([.I6];16)" office:value-type="float" office:value="7" calcext:value-type="float">
            <text:p>7</text:p>
          </table:table-cell>
          <table:table-cell table:formula="of:=MOD([.J6];16)" office:value-type="float" office:value="8" calcext:value-type="float">
            <text:p>8</text:p>
          </table:table-cell>
          <table:table-cell table:formula="of:=MOD([.K6];16)" office:value-type="float" office:value="9" calcext:value-type="float">
            <text:p>9</text:p>
          </table:table-cell>
          <table:table-cell table:formula="of:=MOD([.L6];16)" office:value-type="float" office:value="10" calcext:value-type="float">
            <text:p>10</text:p>
          </table:table-cell>
          <table:table-cell table:formula="of:=MOD([.M6];16)" office:value-type="float" office:value="11" calcext:value-type="float">
            <text:p>11</text:p>
          </table:table-cell>
          <table:table-cell table:formula="of:=MOD([.N6];16)" office:value-type="float" office:value="12" calcext:value-type="float">
            <text:p>12</text:p>
          </table:table-cell>
          <table:table-cell table:formula="of:=MOD([.O6];16)" office:value-type="float" office:value="13" calcext:value-type="float">
            <text:p>13</text:p>
          </table:table-cell>
          <table:table-cell table:formula="of:=MOD([.P6];16)" office:value-type="float" office:value="14" calcext:value-type="float">
            <text:p>14</text:p>
          </table:table-cell>
          <table:table-cell table:formula="of:=MOD([.Q6];16)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MOD([.B7];16)" office:value-type="float" office:value="0" calcext:value-type="float">
            <text:p>0</text:p>
          </table:table-cell>
          <table:table-cell table:formula="of:=MOD([.C7];16)" office:value-type="float" office:value="1" calcext:value-type="float">
            <text:p>1</text:p>
          </table:table-cell>
          <table:table-cell table:formula="of:=MOD([.D7];16)" office:value-type="float" office:value="2" calcext:value-type="float">
            <text:p>2</text:p>
          </table:table-cell>
          <table:table-cell table:formula="of:=MOD([.E7];16)" office:value-type="float" office:value="3" calcext:value-type="float">
            <text:p>3</text:p>
          </table:table-cell>
          <table:table-cell table:formula="of:=MOD([.F7];16)" office:value-type="float" office:value="4" calcext:value-type="float">
            <text:p>4</text:p>
          </table:table-cell>
          <table:table-cell table:formula="of:=MOD([.G7];16)" office:value-type="float" office:value="5" calcext:value-type="float">
            <text:p>5</text:p>
          </table:table-cell>
          <table:table-cell table:formula="of:=MOD([.H7];16)" office:value-type="float" office:value="6" calcext:value-type="float">
            <text:p>6</text:p>
          </table:table-cell>
          <table:table-cell table:formula="of:=MOD([.I7];16)" office:value-type="float" office:value="7" calcext:value-type="float">
            <text:p>7</text:p>
          </table:table-cell>
          <table:table-cell table:formula="of:=MOD([.J7];16)" office:value-type="float" office:value="8" calcext:value-type="float">
            <text:p>8</text:p>
          </table:table-cell>
          <table:table-cell table:formula="of:=MOD([.K7];16)" office:value-type="float" office:value="9" calcext:value-type="float">
            <text:p>9</text:p>
          </table:table-cell>
          <table:table-cell table:formula="of:=MOD([.L7];16)" office:value-type="float" office:value="10" calcext:value-type="float">
            <text:p>10</text:p>
          </table:table-cell>
          <table:table-cell table:formula="of:=MOD([.M7];16)" office:value-type="float" office:value="11" calcext:value-type="float">
            <text:p>11</text:p>
          </table:table-cell>
          <table:table-cell table:formula="of:=MOD([.N7];16)" office:value-type="float" office:value="12" calcext:value-type="float">
            <text:p>12</text:p>
          </table:table-cell>
          <table:table-cell table:formula="of:=MOD([.O7];16)" office:value-type="float" office:value="13" calcext:value-type="float">
            <text:p>13</text:p>
          </table:table-cell>
          <table:table-cell table:formula="of:=MOD([.P7];16)" office:value-type="float" office:value="14" calcext:value-type="float">
            <text:p>14</text:p>
          </table:table-cell>
          <table:table-cell table:formula="of:=MOD([.Q7];16)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MOD([.B8];16)" office:value-type="float" office:value="0" calcext:value-type="float">
            <text:p>0</text:p>
          </table:table-cell>
          <table:table-cell table:formula="of:=MOD([.C8];16)" office:value-type="float" office:value="1" calcext:value-type="float">
            <text:p>1</text:p>
          </table:table-cell>
          <table:table-cell table:formula="of:=MOD([.D8];16)" office:value-type="float" office:value="2" calcext:value-type="float">
            <text:p>2</text:p>
          </table:table-cell>
          <table:table-cell table:formula="of:=MOD([.E8];16)" office:value-type="float" office:value="3" calcext:value-type="float">
            <text:p>3</text:p>
          </table:table-cell>
          <table:table-cell table:formula="of:=MOD([.F8];16)" office:value-type="float" office:value="4" calcext:value-type="float">
            <text:p>4</text:p>
          </table:table-cell>
          <table:table-cell table:formula="of:=MOD([.G8];16)" office:value-type="float" office:value="5" calcext:value-type="float">
            <text:p>5</text:p>
          </table:table-cell>
          <table:table-cell table:formula="of:=MOD([.H8];16)" office:value-type="float" office:value="6" calcext:value-type="float">
            <text:p>6</text:p>
          </table:table-cell>
          <table:table-cell table:formula="of:=MOD([.I8];16)" office:value-type="float" office:value="7" calcext:value-type="float">
            <text:p>7</text:p>
          </table:table-cell>
          <table:table-cell table:formula="of:=MOD([.J8];16)" office:value-type="float" office:value="8" calcext:value-type="float">
            <text:p>8</text:p>
          </table:table-cell>
          <table:table-cell table:formula="of:=MOD([.K8];16)" office:value-type="float" office:value="9" calcext:value-type="float">
            <text:p>9</text:p>
          </table:table-cell>
          <table:table-cell table:formula="of:=MOD([.L8];16)" office:value-type="float" office:value="10" calcext:value-type="float">
            <text:p>10</text:p>
          </table:table-cell>
          <table:table-cell table:formula="of:=MOD([.M8];16)" office:value-type="float" office:value="11" calcext:value-type="float">
            <text:p>11</text:p>
          </table:table-cell>
          <table:table-cell table:formula="of:=MOD([.N8];16)" office:value-type="float" office:value="12" calcext:value-type="float">
            <text:p>12</text:p>
          </table:table-cell>
          <table:table-cell table:formula="of:=MOD([.O8];16)" office:value-type="float" office:value="13" calcext:value-type="float">
            <text:p>13</text:p>
          </table:table-cell>
          <table:table-cell table:formula="of:=MOD([.P8];16)" office:value-type="float" office:value="14" calcext:value-type="float">
            <text:p>14</text:p>
          </table:table-cell>
          <table:table-cell table:formula="of:=MOD([.Q8];16)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MOD([.B9];16)" office:value-type="float" office:value="0" calcext:value-type="float">
            <text:p>0</text:p>
          </table:table-cell>
          <table:table-cell table:formula="of:=MOD([.C9];16)" office:value-type="float" office:value="1" calcext:value-type="float">
            <text:p>1</text:p>
          </table:table-cell>
          <table:table-cell table:formula="of:=MOD([.D9];16)" office:value-type="float" office:value="2" calcext:value-type="float">
            <text:p>2</text:p>
          </table:table-cell>
          <table:table-cell table:formula="of:=MOD([.E9];16)" office:value-type="float" office:value="3" calcext:value-type="float">
            <text:p>3</text:p>
          </table:table-cell>
          <table:table-cell table:formula="of:=MOD([.F9];16)" office:value-type="float" office:value="4" calcext:value-type="float">
            <text:p>4</text:p>
          </table:table-cell>
          <table:table-cell table:formula="of:=MOD([.G9];16)" office:value-type="float" office:value="5" calcext:value-type="float">
            <text:p>5</text:p>
          </table:table-cell>
          <table:table-cell table:formula="of:=MOD([.H9];16)" office:value-type="float" office:value="6" calcext:value-type="float">
            <text:p>6</text:p>
          </table:table-cell>
          <table:table-cell table:formula="of:=MOD([.I9];16)" office:value-type="float" office:value="7" calcext:value-type="float">
            <text:p>7</text:p>
          </table:table-cell>
          <table:table-cell table:formula="of:=MOD([.J9];16)" office:value-type="float" office:value="8" calcext:value-type="float">
            <text:p>8</text:p>
          </table:table-cell>
          <table:table-cell table:formula="of:=MOD([.K9];16)" office:value-type="float" office:value="9" calcext:value-type="float">
            <text:p>9</text:p>
          </table:table-cell>
          <table:table-cell table:formula="of:=MOD([.L9];16)" office:value-type="float" office:value="10" calcext:value-type="float">
            <text:p>10</text:p>
          </table:table-cell>
          <table:table-cell table:formula="of:=MOD([.M9];16)" office:value-type="float" office:value="11" calcext:value-type="float">
            <text:p>11</text:p>
          </table:table-cell>
          <table:table-cell table:formula="of:=MOD([.N9];16)" office:value-type="float" office:value="12" calcext:value-type="float">
            <text:p>12</text:p>
          </table:table-cell>
          <table:table-cell table:formula="of:=MOD([.O9];16)" office:value-type="float" office:value="13" calcext:value-type="float">
            <text:p>13</text:p>
          </table:table-cell>
          <table:table-cell table:formula="of:=MOD([.P9];16)" office:value-type="float" office:value="14" calcext:value-type="float">
            <text:p>14</text:p>
          </table:table-cell>
          <table:table-cell table:formula="of:=MOD([.Q9];16)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MOD([.B10];16)" office:value-type="float" office:value="0" calcext:value-type="float">
            <text:p>0</text:p>
          </table:table-cell>
          <table:table-cell table:formula="of:=MOD([.C10];16)" office:value-type="float" office:value="1" calcext:value-type="float">
            <text:p>1</text:p>
          </table:table-cell>
          <table:table-cell table:formula="of:=MOD([.D10];16)" office:value-type="float" office:value="2" calcext:value-type="float">
            <text:p>2</text:p>
          </table:table-cell>
          <table:table-cell table:formula="of:=MOD([.E10];16)" office:value-type="float" office:value="3" calcext:value-type="float">
            <text:p>3</text:p>
          </table:table-cell>
          <table:table-cell table:formula="of:=MOD([.F10];16)" office:value-type="float" office:value="4" calcext:value-type="float">
            <text:p>4</text:p>
          </table:table-cell>
          <table:table-cell table:formula="of:=MOD([.G10];16)" office:value-type="float" office:value="5" calcext:value-type="float">
            <text:p>5</text:p>
          </table:table-cell>
          <table:table-cell table:formula="of:=MOD([.H10];16)" office:value-type="float" office:value="6" calcext:value-type="float">
            <text:p>6</text:p>
          </table:table-cell>
          <table:table-cell table:formula="of:=MOD([.I10];16)" office:value-type="float" office:value="7" calcext:value-type="float">
            <text:p>7</text:p>
          </table:table-cell>
          <table:table-cell table:formula="of:=MOD([.J10];16)" office:value-type="float" office:value="8" calcext:value-type="float">
            <text:p>8</text:p>
          </table:table-cell>
          <table:table-cell table:formula="of:=MOD([.K10];16)" office:value-type="float" office:value="9" calcext:value-type="float">
            <text:p>9</text:p>
          </table:table-cell>
          <table:table-cell table:formula="of:=MOD([.L10];16)" office:value-type="float" office:value="10" calcext:value-type="float">
            <text:p>10</text:p>
          </table:table-cell>
          <table:table-cell table:formula="of:=MOD([.M10];16)" office:value-type="float" office:value="11" calcext:value-type="float">
            <text:p>11</text:p>
          </table:table-cell>
          <table:table-cell table:formula="of:=MOD([.N10];16)" office:value-type="float" office:value="12" calcext:value-type="float">
            <text:p>12</text:p>
          </table:table-cell>
          <table:table-cell table:formula="of:=MOD([.O10];16)" office:value-type="float" office:value="13" calcext:value-type="float">
            <text:p>13</text:p>
          </table:table-cell>
          <table:table-cell table:formula="of:=MOD([.P10];16)" office:value-type="float" office:value="14" calcext:value-type="float">
            <text:p>14</text:p>
          </table:table-cell>
          <table:table-cell table:formula="of:=MOD([.Q10];16)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MOD([.B11];16)" office:value-type="float" office:value="0" calcext:value-type="float">
            <text:p>0</text:p>
          </table:table-cell>
          <table:table-cell table:formula="of:=MOD([.C11];16)" office:value-type="float" office:value="1" calcext:value-type="float">
            <text:p>1</text:p>
          </table:table-cell>
          <table:table-cell table:formula="of:=MOD([.D11];16)" office:value-type="float" office:value="2" calcext:value-type="float">
            <text:p>2</text:p>
          </table:table-cell>
          <table:table-cell table:formula="of:=MOD([.E11];16)" office:value-type="float" office:value="3" calcext:value-type="float">
            <text:p>3</text:p>
          </table:table-cell>
          <table:table-cell table:formula="of:=MOD([.F11];16)" office:value-type="float" office:value="4" calcext:value-type="float">
            <text:p>4</text:p>
          </table:table-cell>
          <table:table-cell table:formula="of:=MOD([.G11];16)" office:value-type="float" office:value="5" calcext:value-type="float">
            <text:p>5</text:p>
          </table:table-cell>
          <table:table-cell table:formula="of:=MOD([.H11];16)" office:value-type="float" office:value="6" calcext:value-type="float">
            <text:p>6</text:p>
          </table:table-cell>
          <table:table-cell table:formula="of:=MOD([.I11];16)" office:value-type="float" office:value="7" calcext:value-type="float">
            <text:p>7</text:p>
          </table:table-cell>
          <table:table-cell table:formula="of:=MOD([.J11];16)" office:value-type="float" office:value="8" calcext:value-type="float">
            <text:p>8</text:p>
          </table:table-cell>
          <table:table-cell table:formula="of:=MOD([.K11];16)" office:value-type="float" office:value="9" calcext:value-type="float">
            <text:p>9</text:p>
          </table:table-cell>
          <table:table-cell table:formula="of:=MOD([.L11];16)" office:value-type="float" office:value="10" calcext:value-type="float">
            <text:p>10</text:p>
          </table:table-cell>
          <table:table-cell table:formula="of:=MOD([.M11];16)" office:value-type="float" office:value="11" calcext:value-type="float">
            <text:p>11</text:p>
          </table:table-cell>
          <table:table-cell table:formula="of:=MOD([.N11];16)" office:value-type="float" office:value="12" calcext:value-type="float">
            <text:p>12</text:p>
          </table:table-cell>
          <table:table-cell table:formula="of:=MOD([.O11];16)" office:value-type="float" office:value="13" calcext:value-type="float">
            <text:p>13</text:p>
          </table:table-cell>
          <table:table-cell table:formula="of:=MOD([.P11];16)" office:value-type="float" office:value="14" calcext:value-type="float">
            <text:p>14</text:p>
          </table:table-cell>
          <table:table-cell table:formula="of:=MOD([.Q11];16)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MOD([.B12];16)" office:value-type="float" office:value="0" calcext:value-type="float">
            <text:p>0</text:p>
          </table:table-cell>
          <table:table-cell table:formula="of:=MOD([.C12];16)" office:value-type="float" office:value="1" calcext:value-type="float">
            <text:p>1</text:p>
          </table:table-cell>
          <table:table-cell table:formula="of:=MOD([.D12];16)" office:value-type="float" office:value="2" calcext:value-type="float">
            <text:p>2</text:p>
          </table:table-cell>
          <table:table-cell table:formula="of:=MOD([.E12];16)" office:value-type="float" office:value="3" calcext:value-type="float">
            <text:p>3</text:p>
          </table:table-cell>
          <table:table-cell table:formula="of:=MOD([.F12];16)" office:value-type="float" office:value="4" calcext:value-type="float">
            <text:p>4</text:p>
          </table:table-cell>
          <table:table-cell table:formula="of:=MOD([.G12];16)" office:value-type="float" office:value="5" calcext:value-type="float">
            <text:p>5</text:p>
          </table:table-cell>
          <table:table-cell table:formula="of:=MOD([.H12];16)" office:value-type="float" office:value="6" calcext:value-type="float">
            <text:p>6</text:p>
          </table:table-cell>
          <table:table-cell table:formula="of:=MOD([.I12];16)" office:value-type="float" office:value="7" calcext:value-type="float">
            <text:p>7</text:p>
          </table:table-cell>
          <table:table-cell table:formula="of:=MOD([.J12];16)" office:value-type="float" office:value="8" calcext:value-type="float">
            <text:p>8</text:p>
          </table:table-cell>
          <table:table-cell table:formula="of:=MOD([.K12];16)" office:value-type="float" office:value="9" calcext:value-type="float">
            <text:p>9</text:p>
          </table:table-cell>
          <table:table-cell table:formula="of:=MOD([.L12];16)" office:value-type="float" office:value="10" calcext:value-type="float">
            <text:p>10</text:p>
          </table:table-cell>
          <table:table-cell table:formula="of:=MOD([.M12];16)" office:value-type="float" office:value="11" calcext:value-type="float">
            <text:p>11</text:p>
          </table:table-cell>
          <table:table-cell table:formula="of:=MOD([.N12];16)" office:value-type="float" office:value="12" calcext:value-type="float">
            <text:p>12</text:p>
          </table:table-cell>
          <table:table-cell table:formula="of:=MOD([.O12];16)" office:value-type="float" office:value="13" calcext:value-type="float">
            <text:p>13</text:p>
          </table:table-cell>
          <table:table-cell table:formula="of:=MOD([.P12];16)" office:value-type="float" office:value="14" calcext:value-type="float">
            <text:p>14</text:p>
          </table:table-cell>
          <table:table-cell table:formula="of:=MOD([.Q12];16)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MOD([.B13];16)" office:value-type="float" office:value="0" calcext:value-type="float">
            <text:p>0</text:p>
          </table:table-cell>
          <table:table-cell table:formula="of:=MOD([.C13];16)" office:value-type="float" office:value="1" calcext:value-type="float">
            <text:p>1</text:p>
          </table:table-cell>
          <table:table-cell table:formula="of:=MOD([.D13];16)" office:value-type="float" office:value="2" calcext:value-type="float">
            <text:p>2</text:p>
          </table:table-cell>
          <table:table-cell table:formula="of:=MOD([.E13];16)" office:value-type="float" office:value="3" calcext:value-type="float">
            <text:p>3</text:p>
          </table:table-cell>
          <table:table-cell table:formula="of:=MOD([.F13];16)" office:value-type="float" office:value="4" calcext:value-type="float">
            <text:p>4</text:p>
          </table:table-cell>
          <table:table-cell table:formula="of:=MOD([.G13];16)" office:value-type="float" office:value="5" calcext:value-type="float">
            <text:p>5</text:p>
          </table:table-cell>
          <table:table-cell table:formula="of:=MOD([.H13];16)" office:value-type="float" office:value="6" calcext:value-type="float">
            <text:p>6</text:p>
          </table:table-cell>
          <table:table-cell table:formula="of:=MOD([.I13];16)" office:value-type="float" office:value="7" calcext:value-type="float">
            <text:p>7</text:p>
          </table:table-cell>
          <table:table-cell table:formula="of:=MOD([.J13];16)" office:value-type="float" office:value="8" calcext:value-type="float">
            <text:p>8</text:p>
          </table:table-cell>
          <table:table-cell table:formula="of:=MOD([.K13];16)" office:value-type="float" office:value="9" calcext:value-type="float">
            <text:p>9</text:p>
          </table:table-cell>
          <table:table-cell table:formula="of:=MOD([.L13];16)" office:value-type="float" office:value="10" calcext:value-type="float">
            <text:p>10</text:p>
          </table:table-cell>
          <table:table-cell table:formula="of:=MOD([.M13];16)" office:value-type="float" office:value="11" calcext:value-type="float">
            <text:p>11</text:p>
          </table:table-cell>
          <table:table-cell table:formula="of:=MOD([.N13];16)" office:value-type="float" office:value="12" calcext:value-type="float">
            <text:p>12</text:p>
          </table:table-cell>
          <table:table-cell table:formula="of:=MOD([.O13];16)" office:value-type="float" office:value="13" calcext:value-type="float">
            <text:p>13</text:p>
          </table:table-cell>
          <table:table-cell table:formula="of:=MOD([.P13];16)" office:value-type="float" office:value="14" calcext:value-type="float">
            <text:p>14</text:p>
          </table:table-cell>
          <table:table-cell table:formula="of:=MOD([.Q13];16)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MOD([.B14];16)" office:value-type="float" office:value="0" calcext:value-type="float">
            <text:p>0</text:p>
          </table:table-cell>
          <table:table-cell table:formula="of:=MOD([.C14];16)" office:value-type="float" office:value="1" calcext:value-type="float">
            <text:p>1</text:p>
          </table:table-cell>
          <table:table-cell table:formula="of:=MOD([.D14];16)" office:value-type="float" office:value="2" calcext:value-type="float">
            <text:p>2</text:p>
          </table:table-cell>
          <table:table-cell table:formula="of:=MOD([.E14];16)" office:value-type="float" office:value="3" calcext:value-type="float">
            <text:p>3</text:p>
          </table:table-cell>
          <table:table-cell table:formula="of:=MOD([.F14];16)" office:value-type="float" office:value="4" calcext:value-type="float">
            <text:p>4</text:p>
          </table:table-cell>
          <table:table-cell table:formula="of:=MOD([.G14];16)" office:value-type="float" office:value="5" calcext:value-type="float">
            <text:p>5</text:p>
          </table:table-cell>
          <table:table-cell table:formula="of:=MOD([.H14];16)" office:value-type="float" office:value="6" calcext:value-type="float">
            <text:p>6</text:p>
          </table:table-cell>
          <table:table-cell table:formula="of:=MOD([.I14];16)" office:value-type="float" office:value="7" calcext:value-type="float">
            <text:p>7</text:p>
          </table:table-cell>
          <table:table-cell table:formula="of:=MOD([.J14];16)" office:value-type="float" office:value="8" calcext:value-type="float">
            <text:p>8</text:p>
          </table:table-cell>
          <table:table-cell table:formula="of:=MOD([.K14];16)" office:value-type="float" office:value="9" calcext:value-type="float">
            <text:p>9</text:p>
          </table:table-cell>
          <table:table-cell table:formula="of:=MOD([.L14];16)" office:value-type="float" office:value="10" calcext:value-type="float">
            <text:p>10</text:p>
          </table:table-cell>
          <table:table-cell table:formula="of:=MOD([.M14];16)" office:value-type="float" office:value="11" calcext:value-type="float">
            <text:p>11</text:p>
          </table:table-cell>
          <table:table-cell table:formula="of:=MOD([.N14];16)" office:value-type="float" office:value="12" calcext:value-type="float">
            <text:p>12</text:p>
          </table:table-cell>
          <table:table-cell table:formula="of:=MOD([.O14];16)" office:value-type="float" office:value="13" calcext:value-type="float">
            <text:p>13</text:p>
          </table:table-cell>
          <table:table-cell table:formula="of:=MOD([.P14];16)" office:value-type="float" office:value="14" calcext:value-type="float">
            <text:p>14</text:p>
          </table:table-cell>
          <table:table-cell table:formula="of:=MOD([.Q14];16)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MOD([.B15];16)" office:value-type="float" office:value="0" calcext:value-type="float">
            <text:p>0</text:p>
          </table:table-cell>
          <table:table-cell table:formula="of:=MOD([.C15];16)" office:value-type="float" office:value="1" calcext:value-type="float">
            <text:p>1</text:p>
          </table:table-cell>
          <table:table-cell table:formula="of:=MOD([.D15];16)" office:value-type="float" office:value="2" calcext:value-type="float">
            <text:p>2</text:p>
          </table:table-cell>
          <table:table-cell table:formula="of:=MOD([.E15];16)" office:value-type="float" office:value="3" calcext:value-type="float">
            <text:p>3</text:p>
          </table:table-cell>
          <table:table-cell table:formula="of:=MOD([.F15];16)" office:value-type="float" office:value="4" calcext:value-type="float">
            <text:p>4</text:p>
          </table:table-cell>
          <table:table-cell table:formula="of:=MOD([.G15];16)" office:value-type="float" office:value="5" calcext:value-type="float">
            <text:p>5</text:p>
          </table:table-cell>
          <table:table-cell table:formula="of:=MOD([.H15];16)" office:value-type="float" office:value="6" calcext:value-type="float">
            <text:p>6</text:p>
          </table:table-cell>
          <table:table-cell table:formula="of:=MOD([.I15];16)" office:value-type="float" office:value="7" calcext:value-type="float">
            <text:p>7</text:p>
          </table:table-cell>
          <table:table-cell table:formula="of:=MOD([.J15];16)" office:value-type="float" office:value="8" calcext:value-type="float">
            <text:p>8</text:p>
          </table:table-cell>
          <table:table-cell table:formula="of:=MOD([.K15];16)" office:value-type="float" office:value="9" calcext:value-type="float">
            <text:p>9</text:p>
          </table:table-cell>
          <table:table-cell table:formula="of:=MOD([.L15];16)" office:value-type="float" office:value="10" calcext:value-type="float">
            <text:p>10</text:p>
          </table:table-cell>
          <table:table-cell table:formula="of:=MOD([.M15];16)" office:value-type="float" office:value="11" calcext:value-type="float">
            <text:p>11</text:p>
          </table:table-cell>
          <table:table-cell table:formula="of:=MOD([.N15];16)" office:value-type="float" office:value="12" calcext:value-type="float">
            <text:p>12</text:p>
          </table:table-cell>
          <table:table-cell table:formula="of:=MOD([.O15];16)" office:value-type="float" office:value="13" calcext:value-type="float">
            <text:p>13</text:p>
          </table:table-cell>
          <table:table-cell table:formula="of:=MOD([.P15];16)" office:value-type="float" office:value="14" calcext:value-type="float">
            <text:p>14</text:p>
          </table:table-cell>
          <table:table-cell table:formula="of:=MOD([.Q15];16)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MOD([.B16];16)" office:value-type="float" office:value="0" calcext:value-type="float">
            <text:p>0</text:p>
          </table:table-cell>
          <table:table-cell table:formula="of:=MOD([.C16];16)" office:value-type="float" office:value="1" calcext:value-type="float">
            <text:p>1</text:p>
          </table:table-cell>
          <table:table-cell table:formula="of:=MOD([.D16];16)" office:value-type="float" office:value="2" calcext:value-type="float">
            <text:p>2</text:p>
          </table:table-cell>
          <table:table-cell table:formula="of:=MOD([.E16];16)" office:value-type="float" office:value="3" calcext:value-type="float">
            <text:p>3</text:p>
          </table:table-cell>
          <table:table-cell table:formula="of:=MOD([.F16];16)" office:value-type="float" office:value="4" calcext:value-type="float">
            <text:p>4</text:p>
          </table:table-cell>
          <table:table-cell table:formula="of:=MOD([.G16];16)" office:value-type="float" office:value="5" calcext:value-type="float">
            <text:p>5</text:p>
          </table:table-cell>
          <table:table-cell table:formula="of:=MOD([.H16];16)" office:value-type="float" office:value="6" calcext:value-type="float">
            <text:p>6</text:p>
          </table:table-cell>
          <table:table-cell table:formula="of:=MOD([.I16];16)" office:value-type="float" office:value="7" calcext:value-type="float">
            <text:p>7</text:p>
          </table:table-cell>
          <table:table-cell table:formula="of:=MOD([.J16];16)" office:value-type="float" office:value="8" calcext:value-type="float">
            <text:p>8</text:p>
          </table:table-cell>
          <table:table-cell table:formula="of:=MOD([.K16];16)" office:value-type="float" office:value="9" calcext:value-type="float">
            <text:p>9</text:p>
          </table:table-cell>
          <table:table-cell table:formula="of:=MOD([.L16];16)" office:value-type="float" office:value="10" calcext:value-type="float">
            <text:p>10</text:p>
          </table:table-cell>
          <table:table-cell table:formula="of:=MOD([.M16];16)" office:value-type="float" office:value="11" calcext:value-type="float">
            <text:p>11</text:p>
          </table:table-cell>
          <table:table-cell table:formula="of:=MOD([.N16];16)" office:value-type="float" office:value="12" calcext:value-type="float">
            <text:p>12</text:p>
          </table:table-cell>
          <table:table-cell table:formula="of:=MOD([.O16];16)" office:value-type="float" office:value="13" calcext:value-type="float">
            <text:p>13</text:p>
          </table:table-cell>
          <table:table-cell table:formula="of:=MOD([.P16];16)" office:value-type="float" office:value="14" calcext:value-type="float">
            <text:p>14</text:p>
          </table:table-cell>
          <table:table-cell table:formula="of:=MOD([.Q16];16)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MOD([.B17];16)" office:value-type="float" office:value="0" calcext:value-type="float">
            <text:p>0</text:p>
          </table:table-cell>
          <table:table-cell table:formula="of:=MOD([.C17];16)" office:value-type="float" office:value="1" calcext:value-type="float">
            <text:p>1</text:p>
          </table:table-cell>
          <table:table-cell table:formula="of:=MOD([.D17];16)" office:value-type="float" office:value="2" calcext:value-type="float">
            <text:p>2</text:p>
          </table:table-cell>
          <table:table-cell table:formula="of:=MOD([.E17];16)" office:value-type="float" office:value="3" calcext:value-type="float">
            <text:p>3</text:p>
          </table:table-cell>
          <table:table-cell table:formula="of:=MOD([.F17];16)" office:value-type="float" office:value="4" calcext:value-type="float">
            <text:p>4</text:p>
          </table:table-cell>
          <table:table-cell table:formula="of:=MOD([.G17];16)" office:value-type="float" office:value="5" calcext:value-type="float">
            <text:p>5</text:p>
          </table:table-cell>
          <table:table-cell table:formula="of:=MOD([.H17];16)" office:value-type="float" office:value="6" calcext:value-type="float">
            <text:p>6</text:p>
          </table:table-cell>
          <table:table-cell table:formula="of:=MOD([.I17];16)" office:value-type="float" office:value="7" calcext:value-type="float">
            <text:p>7</text:p>
          </table:table-cell>
          <table:table-cell table:formula="of:=MOD([.J17];16)" office:value-type="float" office:value="8" calcext:value-type="float">
            <text:p>8</text:p>
          </table:table-cell>
          <table:table-cell table:formula="of:=MOD([.K17];16)" office:value-type="float" office:value="9" calcext:value-type="float">
            <text:p>9</text:p>
          </table:table-cell>
          <table:table-cell table:formula="of:=MOD([.L17];16)" office:value-type="float" office:value="10" calcext:value-type="float">
            <text:p>10</text:p>
          </table:table-cell>
          <table:table-cell table:formula="of:=MOD([.M17];16)" office:value-type="float" office:value="11" calcext:value-type="float">
            <text:p>11</text:p>
          </table:table-cell>
          <table:table-cell table:formula="of:=MOD([.N17];16)" office:value-type="float" office:value="12" calcext:value-type="float">
            <text:p>12</text:p>
          </table:table-cell>
          <table:table-cell table:formula="of:=MOD([.O17];16)" office:value-type="float" office:value="13" calcext:value-type="float">
            <text:p>13</text:p>
          </table:table-cell>
          <table:table-cell table:formula="of:=MOD([.P17];16)" office:value-type="float" office:value="14" calcext:value-type="float">
            <text:p>14</text:p>
          </table:table-cell>
          <table:table-cell table:formula="of:=MOD([.Q17];16)" office:value-type="float" office:value="15" calcext:value-type="float">
            <text:p>1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.B2] / 16" office:value-type="float" office:value="0" calcext:value-type="float">
            <text:p>0</text:p>
          </table:table-cell>
          <table:table-cell table:formula="of:=[.C2] / 16" office:value-type="float" office:value="0.0625" calcext:value-type="float">
            <text:p>0.0625</text:p>
          </table:table-cell>
          <table:table-cell table:formula="of:=[.D2] / 16" office:value-type="float" office:value="0.125" calcext:value-type="float">
            <text:p>0.125</text:p>
          </table:table-cell>
          <table:table-cell table:formula="of:=[.E2] / 16" office:value-type="float" office:value="0.1875" calcext:value-type="float">
            <text:p>0.1875</text:p>
          </table:table-cell>
          <table:table-cell table:formula="of:=[.F2] / 16" office:value-type="float" office:value="0.25" calcext:value-type="float">
            <text:p>0.25</text:p>
          </table:table-cell>
          <table:table-cell table:formula="of:=[.G2] / 16" office:value-type="float" office:value="0.3125" calcext:value-type="float">
            <text:p>0.3125</text:p>
          </table:table-cell>
          <table:table-cell table:formula="of:=[.H2] / 16" office:value-type="float" office:value="0.375" calcext:value-type="float">
            <text:p>0.375</text:p>
          </table:table-cell>
          <table:table-cell table:formula="of:=[.I2] / 16" office:value-type="float" office:value="0.4375" calcext:value-type="float">
            <text:p>0.4375</text:p>
          </table:table-cell>
          <table:table-cell table:formula="of:=[.J2] / 16" office:value-type="float" office:value="0.5" calcext:value-type="float">
            <text:p>0.5</text:p>
          </table:table-cell>
          <table:table-cell table:formula="of:=[.K2] / 16" office:value-type="float" office:value="0.5625" calcext:value-type="float">
            <text:p>0.5625</text:p>
          </table:table-cell>
          <table:table-cell table:formula="of:=[.L2] / 16" office:value-type="float" office:value="0.625" calcext:value-type="float">
            <text:p>0.625</text:p>
          </table:table-cell>
          <table:table-cell table:formula="of:=[.M2] / 16" office:value-type="float" office:value="0.6875" calcext:value-type="float">
            <text:p>0.6875</text:p>
          </table:table-cell>
          <table:table-cell table:formula="of:=[.N2] / 16" office:value-type="float" office:value="0.75" calcext:value-type="float">
            <text:p>0.75</text:p>
          </table:table-cell>
          <table:table-cell table:formula="of:=[.O2] / 16" office:value-type="float" office:value="0.8125" calcext:value-type="float">
            <text:p>0.8125</text:p>
          </table:table-cell>
          <table:table-cell table:formula="of:=[.P2] / 16" office:value-type="float" office:value="0.875" calcext:value-type="float">
            <text:p>0.875</text:p>
          </table:table-cell>
          <table:table-cell table:formula="of:=[.Q2] / 16" office:value-type="float" office:value="0.9375" calcext:value-type="float">
            <text:p>0.9375</text:p>
          </table:table-cell>
        </table:table-row>
        <table:table-row table:style-name="ro1">
          <table:table-cell/>
          <table:table-cell table:formula="of:=[.B3] / 16" office:value-type="float" office:value="1" calcext:value-type="float">
            <text:p>1</text:p>
          </table:table-cell>
          <table:table-cell table:formula="of:=[.C3] / 16" office:value-type="float" office:value="1.0625" calcext:value-type="float">
            <text:p>1.0625</text:p>
          </table:table-cell>
          <table:table-cell table:formula="of:=[.D3] / 16" office:value-type="float" office:value="1.125" calcext:value-type="float">
            <text:p>1.125</text:p>
          </table:table-cell>
          <table:table-cell table:formula="of:=[.E3] / 16" office:value-type="float" office:value="1.1875" calcext:value-type="float">
            <text:p>1.1875</text:p>
          </table:table-cell>
          <table:table-cell table:formula="of:=[.F3] / 16" office:value-type="float" office:value="1.25" calcext:value-type="float">
            <text:p>1.25</text:p>
          </table:table-cell>
          <table:table-cell table:formula="of:=[.G3] / 16" office:value-type="float" office:value="1.3125" calcext:value-type="float">
            <text:p>1.3125</text:p>
          </table:table-cell>
          <table:table-cell table:formula="of:=[.H3] / 16" office:value-type="float" office:value="1.375" calcext:value-type="float">
            <text:p>1.375</text:p>
          </table:table-cell>
          <table:table-cell table:formula="of:=[.I3] / 16" office:value-type="float" office:value="1.4375" calcext:value-type="float">
            <text:p>1.4375</text:p>
          </table:table-cell>
          <table:table-cell table:formula="of:=[.J3] / 16" office:value-type="float" office:value="1.5" calcext:value-type="float">
            <text:p>1.5</text:p>
          </table:table-cell>
          <table:table-cell table:formula="of:=[.K3] / 16" office:value-type="float" office:value="1.5625" calcext:value-type="float">
            <text:p>1.5625</text:p>
          </table:table-cell>
          <table:table-cell table:formula="of:=[.L3] / 16" office:value-type="float" office:value="1.625" calcext:value-type="float">
            <text:p>1.625</text:p>
          </table:table-cell>
          <table:table-cell table:formula="of:=[.M3] / 16" office:value-type="float" office:value="1.6875" calcext:value-type="float">
            <text:p>1.6875</text:p>
          </table:table-cell>
          <table:table-cell table:formula="of:=[.N3] / 16" office:value-type="float" office:value="1.75" calcext:value-type="float">
            <text:p>1.75</text:p>
          </table:table-cell>
          <table:table-cell table:formula="of:=[.O3] / 16" office:value-type="float" office:value="1.8125" calcext:value-type="float">
            <text:p>1.8125</text:p>
          </table:table-cell>
          <table:table-cell table:formula="of:=[.P3] / 16" office:value-type="float" office:value="1.875" calcext:value-type="float">
            <text:p>1.875</text:p>
          </table:table-cell>
          <table:table-cell table:formula="of:=[.Q3] / 16" office:value-type="float" office:value="1.9375" calcext:value-type="float">
            <text:p>1.9375</text:p>
          </table:table-cell>
        </table:table-row>
        <table:table-row table:style-name="ro1">
          <table:table-cell/>
          <table:table-cell table:formula="of:=[.B4] / 16" office:value-type="float" office:value="2" calcext:value-type="float">
            <text:p>2</text:p>
          </table:table-cell>
          <table:table-cell table:formula="of:=[.C4] / 16" office:value-type="float" office:value="2.0625" calcext:value-type="float">
            <text:p>2.0625</text:p>
          </table:table-cell>
          <table:table-cell table:formula="of:=[.D4] / 16" office:value-type="float" office:value="2.125" calcext:value-type="float">
            <text:p>2.125</text:p>
          </table:table-cell>
          <table:table-cell table:formula="of:=[.E4] / 16" office:value-type="float" office:value="2.1875" calcext:value-type="float">
            <text:p>2.1875</text:p>
          </table:table-cell>
          <table:table-cell table:formula="of:=[.F4] / 16" office:value-type="float" office:value="2.25" calcext:value-type="float">
            <text:p>2.25</text:p>
          </table:table-cell>
          <table:table-cell table:formula="of:=[.G4] / 16" office:value-type="float" office:value="2.3125" calcext:value-type="float">
            <text:p>2.3125</text:p>
          </table:table-cell>
          <table:table-cell table:formula="of:=[.H4] / 16" office:value-type="float" office:value="2.375" calcext:value-type="float">
            <text:p>2.375</text:p>
          </table:table-cell>
          <table:table-cell table:formula="of:=[.I4] / 16" office:value-type="float" office:value="2.4375" calcext:value-type="float">
            <text:p>2.4375</text:p>
          </table:table-cell>
          <table:table-cell table:formula="of:=[.J4] / 16" office:value-type="float" office:value="2.5" calcext:value-type="float">
            <text:p>2.5</text:p>
          </table:table-cell>
          <table:table-cell table:formula="of:=[.K4] / 16" office:value-type="float" office:value="2.5625" calcext:value-type="float">
            <text:p>2.5625</text:p>
          </table:table-cell>
          <table:table-cell table:formula="of:=[.L4] / 16" office:value-type="float" office:value="2.625" calcext:value-type="float">
            <text:p>2.625</text:p>
          </table:table-cell>
          <table:table-cell table:formula="of:=[.M4] / 16" office:value-type="float" office:value="2.6875" calcext:value-type="float">
            <text:p>2.6875</text:p>
          </table:table-cell>
          <table:table-cell table:formula="of:=[.N4] / 16" office:value-type="float" office:value="2.75" calcext:value-type="float">
            <text:p>2.75</text:p>
          </table:table-cell>
          <table:table-cell table:formula="of:=[.O4] / 16" office:value-type="float" office:value="2.8125" calcext:value-type="float">
            <text:p>2.8125</text:p>
          </table:table-cell>
          <table:table-cell table:formula="of:=[.P4] / 16" office:value-type="float" office:value="2.875" calcext:value-type="float">
            <text:p>2.875</text:p>
          </table:table-cell>
          <table:table-cell table:formula="of:=[.Q4] / 16" office:value-type="float" office:value="2.9375" calcext:value-type="float">
            <text:p>2.9375</text:p>
          </table:table-cell>
        </table:table-row>
        <table:table-row table:style-name="ro1">
          <table:table-cell/>
          <table:table-cell table:formula="of:=[.B5] / 16" office:value-type="float" office:value="3" calcext:value-type="float">
            <text:p>3</text:p>
          </table:table-cell>
          <table:table-cell table:formula="of:=[.C5] / 16" office:value-type="float" office:value="3.0625" calcext:value-type="float">
            <text:p>3.0625</text:p>
          </table:table-cell>
          <table:table-cell table:formula="of:=[.D5] / 16" office:value-type="float" office:value="3.125" calcext:value-type="float">
            <text:p>3.125</text:p>
          </table:table-cell>
          <table:table-cell table:formula="of:=[.E5] / 16" office:value-type="float" office:value="3.1875" calcext:value-type="float">
            <text:p>3.1875</text:p>
          </table:table-cell>
          <table:table-cell table:formula="of:=[.F5] / 16" office:value-type="float" office:value="3.25" calcext:value-type="float">
            <text:p>3.25</text:p>
          </table:table-cell>
          <table:table-cell table:formula="of:=[.G5] / 16" office:value-type="float" office:value="3.3125" calcext:value-type="float">
            <text:p>3.3125</text:p>
          </table:table-cell>
          <table:table-cell table:formula="of:=[.H5] / 16" office:value-type="float" office:value="3.375" calcext:value-type="float">
            <text:p>3.375</text:p>
          </table:table-cell>
          <table:table-cell table:formula="of:=[.I5] / 16" office:value-type="float" office:value="3.4375" calcext:value-type="float">
            <text:p>3.4375</text:p>
          </table:table-cell>
          <table:table-cell table:formula="of:=[.J5] / 16" office:value-type="float" office:value="3.5" calcext:value-type="float">
            <text:p>3.5</text:p>
          </table:table-cell>
          <table:table-cell table:formula="of:=[.K5] / 16" office:value-type="float" office:value="3.5625" calcext:value-type="float">
            <text:p>3.5625</text:p>
          </table:table-cell>
          <table:table-cell table:formula="of:=[.L5] / 16" office:value-type="float" office:value="3.625" calcext:value-type="float">
            <text:p>3.625</text:p>
          </table:table-cell>
          <table:table-cell table:formula="of:=[.M5] / 16" office:value-type="float" office:value="3.6875" calcext:value-type="float">
            <text:p>3.6875</text:p>
          </table:table-cell>
          <table:table-cell table:formula="of:=[.N5] / 16" office:value-type="float" office:value="3.75" calcext:value-type="float">
            <text:p>3.75</text:p>
          </table:table-cell>
          <table:table-cell table:formula="of:=[.O5] / 16" office:value-type="float" office:value="3.8125" calcext:value-type="float">
            <text:p>3.8125</text:p>
          </table:table-cell>
          <table:table-cell table:formula="of:=[.P5] / 16" office:value-type="float" office:value="3.875" calcext:value-type="float">
            <text:p>3.875</text:p>
          </table:table-cell>
          <table:table-cell table:formula="of:=[.Q5] / 16" office:value-type="float" office:value="3.9375" calcext:value-type="float">
            <text:p>3.9375</text:p>
          </table:table-cell>
        </table:table-row>
        <table:table-row table:style-name="ro1">
          <table:table-cell/>
          <table:table-cell table:formula="of:=[.B6] / 16" office:value-type="float" office:value="4" calcext:value-type="float">
            <text:p>4</text:p>
          </table:table-cell>
          <table:table-cell table:formula="of:=[.C6] / 16" office:value-type="float" office:value="4.0625" calcext:value-type="float">
            <text:p>4.0625</text:p>
          </table:table-cell>
          <table:table-cell table:formula="of:=[.D6] / 16" office:value-type="float" office:value="4.125" calcext:value-type="float">
            <text:p>4.125</text:p>
          </table:table-cell>
          <table:table-cell table:formula="of:=[.E6] / 16" office:value-type="float" office:value="4.1875" calcext:value-type="float">
            <text:p>4.1875</text:p>
          </table:table-cell>
          <table:table-cell table:formula="of:=[.F6] / 16" office:value-type="float" office:value="4.25" calcext:value-type="float">
            <text:p>4.25</text:p>
          </table:table-cell>
          <table:table-cell table:formula="of:=[.G6] / 16" office:value-type="float" office:value="4.3125" calcext:value-type="float">
            <text:p>4.3125</text:p>
          </table:table-cell>
          <table:table-cell table:formula="of:=[.H6] / 16" office:value-type="float" office:value="4.375" calcext:value-type="float">
            <text:p>4.375</text:p>
          </table:table-cell>
          <table:table-cell table:formula="of:=[.I6] / 16" office:value-type="float" office:value="4.4375" calcext:value-type="float">
            <text:p>4.4375</text:p>
          </table:table-cell>
          <table:table-cell table:formula="of:=[.J6] / 16" office:value-type="float" office:value="4.5" calcext:value-type="float">
            <text:p>4.5</text:p>
          </table:table-cell>
          <table:table-cell table:formula="of:=[.K6] / 16" office:value-type="float" office:value="4.5625" calcext:value-type="float">
            <text:p>4.5625</text:p>
          </table:table-cell>
          <table:table-cell table:formula="of:=[.L6] / 16" office:value-type="float" office:value="4.625" calcext:value-type="float">
            <text:p>4.625</text:p>
          </table:table-cell>
          <table:table-cell table:formula="of:=[.M6] / 16" office:value-type="float" office:value="4.6875" calcext:value-type="float">
            <text:p>4.6875</text:p>
          </table:table-cell>
          <table:table-cell table:formula="of:=[.N6] / 16" office:value-type="float" office:value="4.75" calcext:value-type="float">
            <text:p>4.75</text:p>
          </table:table-cell>
          <table:table-cell table:formula="of:=[.O6] / 16" office:value-type="float" office:value="4.8125" calcext:value-type="float">
            <text:p>4.8125</text:p>
          </table:table-cell>
          <table:table-cell table:formula="of:=[.P6] / 16" office:value-type="float" office:value="4.875" calcext:value-type="float">
            <text:p>4.875</text:p>
          </table:table-cell>
          <table:table-cell table:formula="of:=[.Q6] / 16" office:value-type="float" office:value="4.9375" calcext:value-type="float">
            <text:p>4.9375</text:p>
          </table:table-cell>
        </table:table-row>
        <table:table-row table:style-name="ro1">
          <table:table-cell/>
          <table:table-cell table:formula="of:=[.B7] / 16" office:value-type="float" office:value="5" calcext:value-type="float">
            <text:p>5</text:p>
          </table:table-cell>
          <table:table-cell table:formula="of:=[.C7] / 16" office:value-type="float" office:value="5.0625" calcext:value-type="float">
            <text:p>5.0625</text:p>
          </table:table-cell>
          <table:table-cell table:formula="of:=[.D7] / 16" office:value-type="float" office:value="5.125" calcext:value-type="float">
            <text:p>5.125</text:p>
          </table:table-cell>
          <table:table-cell table:formula="of:=[.E7] / 16" office:value-type="float" office:value="5.1875" calcext:value-type="float">
            <text:p>5.1875</text:p>
          </table:table-cell>
          <table:table-cell table:formula="of:=[.F7] / 16" office:value-type="float" office:value="5.25" calcext:value-type="float">
            <text:p>5.25</text:p>
          </table:table-cell>
          <table:table-cell table:formula="of:=[.G7] / 16" office:value-type="float" office:value="5.3125" calcext:value-type="float">
            <text:p>5.3125</text:p>
          </table:table-cell>
          <table:table-cell table:formula="of:=[.H7] / 16" office:value-type="float" office:value="5.375" calcext:value-type="float">
            <text:p>5.375</text:p>
          </table:table-cell>
          <table:table-cell table:formula="of:=[.I7] / 16" office:value-type="float" office:value="5.4375" calcext:value-type="float">
            <text:p>5.4375</text:p>
          </table:table-cell>
          <table:table-cell table:formula="of:=[.J7] / 16" office:value-type="float" office:value="5.5" calcext:value-type="float">
            <text:p>5.5</text:p>
          </table:table-cell>
          <table:table-cell table:formula="of:=[.K7] / 16" office:value-type="float" office:value="5.5625" calcext:value-type="float">
            <text:p>5.5625</text:p>
          </table:table-cell>
          <table:table-cell table:formula="of:=[.L7] / 16" office:value-type="float" office:value="5.625" calcext:value-type="float">
            <text:p>5.625</text:p>
          </table:table-cell>
          <table:table-cell table:formula="of:=[.M7] / 16" office:value-type="float" office:value="5.6875" calcext:value-type="float">
            <text:p>5.6875</text:p>
          </table:table-cell>
          <table:table-cell table:formula="of:=[.N7] / 16" office:value-type="float" office:value="5.75" calcext:value-type="float">
            <text:p>5.75</text:p>
          </table:table-cell>
          <table:table-cell table:formula="of:=[.O7] / 16" office:value-type="float" office:value="5.8125" calcext:value-type="float">
            <text:p>5.8125</text:p>
          </table:table-cell>
          <table:table-cell table:formula="of:=[.P7] / 16" office:value-type="float" office:value="5.875" calcext:value-type="float">
            <text:p>5.875</text:p>
          </table:table-cell>
          <table:table-cell table:formula="of:=[.Q7] / 16" office:value-type="float" office:value="5.9375" calcext:value-type="float">
            <text:p>5.9375</text:p>
          </table:table-cell>
        </table:table-row>
        <table:table-row table:style-name="ro1">
          <table:table-cell/>
          <table:table-cell table:formula="of:=[.B8] / 16" office:value-type="float" office:value="6" calcext:value-type="float">
            <text:p>6</text:p>
          </table:table-cell>
          <table:table-cell table:formula="of:=[.C8] / 16" office:value-type="float" office:value="6.0625" calcext:value-type="float">
            <text:p>6.0625</text:p>
          </table:table-cell>
          <table:table-cell table:formula="of:=[.D8] / 16" office:value-type="float" office:value="6.125" calcext:value-type="float">
            <text:p>6.125</text:p>
          </table:table-cell>
          <table:table-cell table:formula="of:=[.E8] / 16" office:value-type="float" office:value="6.1875" calcext:value-type="float">
            <text:p>6.1875</text:p>
          </table:table-cell>
          <table:table-cell table:formula="of:=[.F8] / 16" office:value-type="float" office:value="6.25" calcext:value-type="float">
            <text:p>6.25</text:p>
          </table:table-cell>
          <table:table-cell table:formula="of:=[.G8] / 16" office:value-type="float" office:value="6.3125" calcext:value-type="float">
            <text:p>6.3125</text:p>
          </table:table-cell>
          <table:table-cell table:formula="of:=[.H8] / 16" office:value-type="float" office:value="6.375" calcext:value-type="float">
            <text:p>6.375</text:p>
          </table:table-cell>
          <table:table-cell table:formula="of:=[.I8] / 16" office:value-type="float" office:value="6.4375" calcext:value-type="float">
            <text:p>6.4375</text:p>
          </table:table-cell>
          <table:table-cell table:formula="of:=[.J8] / 16" office:value-type="float" office:value="6.5" calcext:value-type="float">
            <text:p>6.5</text:p>
          </table:table-cell>
          <table:table-cell table:formula="of:=[.K8] / 16" office:value-type="float" office:value="6.5625" calcext:value-type="float">
            <text:p>6.5625</text:p>
          </table:table-cell>
          <table:table-cell table:formula="of:=[.L8] / 16" office:value-type="float" office:value="6.625" calcext:value-type="float">
            <text:p>6.625</text:p>
          </table:table-cell>
          <table:table-cell table:formula="of:=[.M8] / 16" office:value-type="float" office:value="6.6875" calcext:value-type="float">
            <text:p>6.6875</text:p>
          </table:table-cell>
          <table:table-cell table:formula="of:=[.N8] / 16" office:value-type="float" office:value="6.75" calcext:value-type="float">
            <text:p>6.75</text:p>
          </table:table-cell>
          <table:table-cell table:formula="of:=[.O8] / 16" office:value-type="float" office:value="6.8125" calcext:value-type="float">
            <text:p>6.8125</text:p>
          </table:table-cell>
          <table:table-cell table:formula="of:=[.P8] / 16" office:value-type="float" office:value="6.875" calcext:value-type="float">
            <text:p>6.875</text:p>
          </table:table-cell>
          <table:table-cell table:formula="of:=[.Q8] / 16" office:value-type="float" office:value="6.9375" calcext:value-type="float">
            <text:p>6.9375</text:p>
          </table:table-cell>
        </table:table-row>
        <table:table-row table:style-name="ro1">
          <table:table-cell/>
          <table:table-cell table:formula="of:=[.B9] / 16" office:value-type="float" office:value="7" calcext:value-type="float">
            <text:p>7</text:p>
          </table:table-cell>
          <table:table-cell table:formula="of:=[.C9] / 16" office:value-type="float" office:value="7.0625" calcext:value-type="float">
            <text:p>7.0625</text:p>
          </table:table-cell>
          <table:table-cell table:formula="of:=[.D9] / 16" office:value-type="float" office:value="7.125" calcext:value-type="float">
            <text:p>7.125</text:p>
          </table:table-cell>
          <table:table-cell table:formula="of:=[.E9] / 16" office:value-type="float" office:value="7.1875" calcext:value-type="float">
            <text:p>7.1875</text:p>
          </table:table-cell>
          <table:table-cell table:formula="of:=[.F9] / 16" office:value-type="float" office:value="7.25" calcext:value-type="float">
            <text:p>7.25</text:p>
          </table:table-cell>
          <table:table-cell table:formula="of:=[.G9] / 16" office:value-type="float" office:value="7.3125" calcext:value-type="float">
            <text:p>7.3125</text:p>
          </table:table-cell>
          <table:table-cell table:formula="of:=[.H9] / 16" office:value-type="float" office:value="7.375" calcext:value-type="float">
            <text:p>7.375</text:p>
          </table:table-cell>
          <table:table-cell table:formula="of:=[.I9] / 16" office:value-type="float" office:value="7.4375" calcext:value-type="float">
            <text:p>7.4375</text:p>
          </table:table-cell>
          <table:table-cell table:formula="of:=[.J9] / 16" office:value-type="float" office:value="7.5" calcext:value-type="float">
            <text:p>7.5</text:p>
          </table:table-cell>
          <table:table-cell table:formula="of:=[.K9] / 16" office:value-type="float" office:value="7.5625" calcext:value-type="float">
            <text:p>7.5625</text:p>
          </table:table-cell>
          <table:table-cell table:formula="of:=[.L9] / 16" office:value-type="float" office:value="7.625" calcext:value-type="float">
            <text:p>7.625</text:p>
          </table:table-cell>
          <table:table-cell table:formula="of:=[.M9] / 16" office:value-type="float" office:value="7.6875" calcext:value-type="float">
            <text:p>7.6875</text:p>
          </table:table-cell>
          <table:table-cell table:formula="of:=[.N9] / 16" office:value-type="float" office:value="7.75" calcext:value-type="float">
            <text:p>7.75</text:p>
          </table:table-cell>
          <table:table-cell table:formula="of:=[.O9] / 16" office:value-type="float" office:value="7.8125" calcext:value-type="float">
            <text:p>7.8125</text:p>
          </table:table-cell>
          <table:table-cell table:formula="of:=[.P9] / 16" office:value-type="float" office:value="7.875" calcext:value-type="float">
            <text:p>7.875</text:p>
          </table:table-cell>
          <table:table-cell table:formula="of:=[.Q9] / 16" office:value-type="float" office:value="7.9375" calcext:value-type="float">
            <text:p>7.9375</text:p>
          </table:table-cell>
        </table:table-row>
        <table:table-row table:style-name="ro1">
          <table:table-cell/>
          <table:table-cell table:formula="of:=[.B10] / 16" office:value-type="float" office:value="8" calcext:value-type="float">
            <text:p>8</text:p>
          </table:table-cell>
          <table:table-cell table:formula="of:=[.C10] / 16" office:value-type="float" office:value="8.0625" calcext:value-type="float">
            <text:p>8.0625</text:p>
          </table:table-cell>
          <table:table-cell table:formula="of:=[.D10] / 16" office:value-type="float" office:value="8.125" calcext:value-type="float">
            <text:p>8.125</text:p>
          </table:table-cell>
          <table:table-cell table:formula="of:=[.E10] / 16" office:value-type="float" office:value="8.1875" calcext:value-type="float">
            <text:p>8.1875</text:p>
          </table:table-cell>
          <table:table-cell table:formula="of:=[.F10] / 16" office:value-type="float" office:value="8.25" calcext:value-type="float">
            <text:p>8.25</text:p>
          </table:table-cell>
          <table:table-cell table:formula="of:=[.G10] / 16" office:value-type="float" office:value="8.3125" calcext:value-type="float">
            <text:p>8.3125</text:p>
          </table:table-cell>
          <table:table-cell table:formula="of:=[.H10] / 16" office:value-type="float" office:value="8.375" calcext:value-type="float">
            <text:p>8.375</text:p>
          </table:table-cell>
          <table:table-cell table:formula="of:=[.I10] / 16" office:value-type="float" office:value="8.4375" calcext:value-type="float">
            <text:p>8.4375</text:p>
          </table:table-cell>
          <table:table-cell table:formula="of:=[.J10] / 16" office:value-type="float" office:value="8.5" calcext:value-type="float">
            <text:p>8.5</text:p>
          </table:table-cell>
          <table:table-cell table:formula="of:=[.K10] / 16" office:value-type="float" office:value="8.5625" calcext:value-type="float">
            <text:p>8.5625</text:p>
          </table:table-cell>
          <table:table-cell table:formula="of:=[.L10] / 16" office:value-type="float" office:value="8.625" calcext:value-type="float">
            <text:p>8.625</text:p>
          </table:table-cell>
          <table:table-cell table:formula="of:=[.M10] / 16" office:value-type="float" office:value="8.6875" calcext:value-type="float">
            <text:p>8.6875</text:p>
          </table:table-cell>
          <table:table-cell table:formula="of:=[.N10] / 16" office:value-type="float" office:value="8.75" calcext:value-type="float">
            <text:p>8.75</text:p>
          </table:table-cell>
          <table:table-cell table:formula="of:=[.O10] / 16" office:value-type="float" office:value="8.8125" calcext:value-type="float">
            <text:p>8.8125</text:p>
          </table:table-cell>
          <table:table-cell table:formula="of:=[.P10] / 16" office:value-type="float" office:value="8.875" calcext:value-type="float">
            <text:p>8.875</text:p>
          </table:table-cell>
          <table:table-cell table:formula="of:=[.Q10] / 16" office:value-type="float" office:value="8.9375" calcext:value-type="float">
            <text:p>8.9375</text:p>
          </table:table-cell>
        </table:table-row>
        <table:table-row table:style-name="ro1">
          <table:table-cell/>
          <table:table-cell table:formula="of:=[.B11] / 16" office:value-type="float" office:value="9" calcext:value-type="float">
            <text:p>9</text:p>
          </table:table-cell>
          <table:table-cell table:formula="of:=[.C11] / 16" office:value-type="float" office:value="9.0625" calcext:value-type="float">
            <text:p>9.0625</text:p>
          </table:table-cell>
          <table:table-cell table:formula="of:=[.D11] / 16" office:value-type="float" office:value="9.125" calcext:value-type="float">
            <text:p>9.125</text:p>
          </table:table-cell>
          <table:table-cell table:formula="of:=[.E11] / 16" office:value-type="float" office:value="9.1875" calcext:value-type="float">
            <text:p>9.1875</text:p>
          </table:table-cell>
          <table:table-cell table:formula="of:=[.F11] / 16" office:value-type="float" office:value="9.25" calcext:value-type="float">
            <text:p>9.25</text:p>
          </table:table-cell>
          <table:table-cell table:formula="of:=[.G11] / 16" office:value-type="float" office:value="9.3125" calcext:value-type="float">
            <text:p>9.3125</text:p>
          </table:table-cell>
          <table:table-cell table:formula="of:=[.H11] / 16" office:value-type="float" office:value="9.375" calcext:value-type="float">
            <text:p>9.375</text:p>
          </table:table-cell>
          <table:table-cell table:formula="of:=[.I11] / 16" office:value-type="float" office:value="9.4375" calcext:value-type="float">
            <text:p>9.4375</text:p>
          </table:table-cell>
          <table:table-cell table:formula="of:=[.J11] / 16" office:value-type="float" office:value="9.5" calcext:value-type="float">
            <text:p>9.5</text:p>
          </table:table-cell>
          <table:table-cell table:formula="of:=[.K11] / 16" office:value-type="float" office:value="9.5625" calcext:value-type="float">
            <text:p>9.5625</text:p>
          </table:table-cell>
          <table:table-cell table:formula="of:=[.L11] / 16" office:value-type="float" office:value="9.625" calcext:value-type="float">
            <text:p>9.625</text:p>
          </table:table-cell>
          <table:table-cell table:formula="of:=[.M11] / 16" office:value-type="float" office:value="9.6875" calcext:value-type="float">
            <text:p>9.6875</text:p>
          </table:table-cell>
          <table:table-cell table:formula="of:=[.N11] / 16" office:value-type="float" office:value="9.75" calcext:value-type="float">
            <text:p>9.75</text:p>
          </table:table-cell>
          <table:table-cell table:formula="of:=[.O11] / 16" office:value-type="float" office:value="9.8125" calcext:value-type="float">
            <text:p>9.8125</text:p>
          </table:table-cell>
          <table:table-cell table:formula="of:=[.P11] / 16" office:value-type="float" office:value="9.875" calcext:value-type="float">
            <text:p>9.875</text:p>
          </table:table-cell>
          <table:table-cell table:formula="of:=[.Q11] / 16" office:value-type="float" office:value="9.9375" calcext:value-type="float">
            <text:p>9.9375</text:p>
          </table:table-cell>
        </table:table-row>
        <table:table-row table:style-name="ro1">
          <table:table-cell/>
          <table:table-cell table:formula="of:=[.B12] / 16" office:value-type="float" office:value="10" calcext:value-type="float">
            <text:p>10</text:p>
          </table:table-cell>
          <table:table-cell table:formula="of:=[.C12] / 16" office:value-type="float" office:value="10.0625" calcext:value-type="float">
            <text:p>10.0625</text:p>
          </table:table-cell>
          <table:table-cell table:formula="of:=[.D12] / 16" office:value-type="float" office:value="10.125" calcext:value-type="float">
            <text:p>10.125</text:p>
          </table:table-cell>
          <table:table-cell table:formula="of:=[.E12] / 16" office:value-type="float" office:value="10.1875" calcext:value-type="float">
            <text:p>10.1875</text:p>
          </table:table-cell>
          <table:table-cell table:formula="of:=[.F12] / 16" office:value-type="float" office:value="10.25" calcext:value-type="float">
            <text:p>10.25</text:p>
          </table:table-cell>
          <table:table-cell table:formula="of:=[.G12] / 16" office:value-type="float" office:value="10.3125" calcext:value-type="float">
            <text:p>10.3125</text:p>
          </table:table-cell>
          <table:table-cell table:formula="of:=[.H12] / 16" office:value-type="float" office:value="10.375" calcext:value-type="float">
            <text:p>10.375</text:p>
          </table:table-cell>
          <table:table-cell table:formula="of:=[.I12] / 16" office:value-type="float" office:value="10.4375" calcext:value-type="float">
            <text:p>10.4375</text:p>
          </table:table-cell>
          <table:table-cell table:formula="of:=[.J12] / 16" office:value-type="float" office:value="10.5" calcext:value-type="float">
            <text:p>10.5</text:p>
          </table:table-cell>
          <table:table-cell table:formula="of:=[.K12] / 16" office:value-type="float" office:value="10.5625" calcext:value-type="float">
            <text:p>10.5625</text:p>
          </table:table-cell>
          <table:table-cell table:formula="of:=[.L12] / 16" office:value-type="float" office:value="10.625" calcext:value-type="float">
            <text:p>10.625</text:p>
          </table:table-cell>
          <table:table-cell table:formula="of:=[.M12] / 16" office:value-type="float" office:value="10.6875" calcext:value-type="float">
            <text:p>10.6875</text:p>
          </table:table-cell>
          <table:table-cell table:formula="of:=[.N12] / 16" office:value-type="float" office:value="10.75" calcext:value-type="float">
            <text:p>10.75</text:p>
          </table:table-cell>
          <table:table-cell table:formula="of:=[.O12] / 16" office:value-type="float" office:value="10.8125" calcext:value-type="float">
            <text:p>10.8125</text:p>
          </table:table-cell>
          <table:table-cell table:formula="of:=[.P12] / 16" office:value-type="float" office:value="10.875" calcext:value-type="float">
            <text:p>10.875</text:p>
          </table:table-cell>
          <table:table-cell table:formula="of:=[.Q12] / 16" office:value-type="float" office:value="10.9375" calcext:value-type="float">
            <text:p>10.9375</text:p>
          </table:table-cell>
        </table:table-row>
        <table:table-row table:style-name="ro1">
          <table:table-cell/>
          <table:table-cell table:formula="of:=[.B13] / 16" office:value-type="float" office:value="11" calcext:value-type="float">
            <text:p>11</text:p>
          </table:table-cell>
          <table:table-cell table:formula="of:=[.C13] / 16" office:value-type="float" office:value="11.0625" calcext:value-type="float">
            <text:p>11.0625</text:p>
          </table:table-cell>
          <table:table-cell table:formula="of:=[.D13] / 16" office:value-type="float" office:value="11.125" calcext:value-type="float">
            <text:p>11.125</text:p>
          </table:table-cell>
          <table:table-cell table:formula="of:=[.E13] / 16" office:value-type="float" office:value="11.1875" calcext:value-type="float">
            <text:p>11.1875</text:p>
          </table:table-cell>
          <table:table-cell table:formula="of:=[.F13] / 16" office:value-type="float" office:value="11.25" calcext:value-type="float">
            <text:p>11.25</text:p>
          </table:table-cell>
          <table:table-cell table:formula="of:=[.G13] / 16" office:value-type="float" office:value="11.3125" calcext:value-type="float">
            <text:p>11.3125</text:p>
          </table:table-cell>
          <table:table-cell table:formula="of:=[.H13] / 16" office:value-type="float" office:value="11.375" calcext:value-type="float">
            <text:p>11.375</text:p>
          </table:table-cell>
          <table:table-cell table:formula="of:=[.I13] / 16" office:value-type="float" office:value="11.4375" calcext:value-type="float">
            <text:p>11.4375</text:p>
          </table:table-cell>
          <table:table-cell table:formula="of:=[.J13] / 16" office:value-type="float" office:value="11.5" calcext:value-type="float">
            <text:p>11.5</text:p>
          </table:table-cell>
          <table:table-cell table:formula="of:=[.K13] / 16" office:value-type="float" office:value="11.5625" calcext:value-type="float">
            <text:p>11.5625</text:p>
          </table:table-cell>
          <table:table-cell table:formula="of:=[.L13] / 16" office:value-type="float" office:value="11.625" calcext:value-type="float">
            <text:p>11.625</text:p>
          </table:table-cell>
          <table:table-cell table:formula="of:=[.M13] / 16" office:value-type="float" office:value="11.6875" calcext:value-type="float">
            <text:p>11.6875</text:p>
          </table:table-cell>
          <table:table-cell table:formula="of:=[.N13] / 16" office:value-type="float" office:value="11.75" calcext:value-type="float">
            <text:p>11.75</text:p>
          </table:table-cell>
          <table:table-cell table:formula="of:=[.O13] / 16" office:value-type="float" office:value="11.8125" calcext:value-type="float">
            <text:p>11.8125</text:p>
          </table:table-cell>
          <table:table-cell table:formula="of:=[.P13] / 16" office:value-type="float" office:value="11.875" calcext:value-type="float">
            <text:p>11.875</text:p>
          </table:table-cell>
          <table:table-cell table:formula="of:=[.Q13] / 16" office:value-type="float" office:value="11.9375" calcext:value-type="float">
            <text:p>11.9375</text:p>
          </table:table-cell>
        </table:table-row>
        <table:table-row table:style-name="ro1">
          <table:table-cell/>
          <table:table-cell table:formula="of:=[.B14] / 16" office:value-type="float" office:value="12" calcext:value-type="float">
            <text:p>12</text:p>
          </table:table-cell>
          <table:table-cell table:formula="of:=[.C14] / 16" office:value-type="float" office:value="12.0625" calcext:value-type="float">
            <text:p>12.0625</text:p>
          </table:table-cell>
          <table:table-cell table:formula="of:=[.D14] / 16" office:value-type="float" office:value="12.125" calcext:value-type="float">
            <text:p>12.125</text:p>
          </table:table-cell>
          <table:table-cell table:formula="of:=[.E14] / 16" office:value-type="float" office:value="12.1875" calcext:value-type="float">
            <text:p>12.1875</text:p>
          </table:table-cell>
          <table:table-cell table:formula="of:=[.F14] / 16" office:value-type="float" office:value="12.25" calcext:value-type="float">
            <text:p>12.25</text:p>
          </table:table-cell>
          <table:table-cell table:formula="of:=[.G14] / 16" office:value-type="float" office:value="12.3125" calcext:value-type="float">
            <text:p>12.3125</text:p>
          </table:table-cell>
          <table:table-cell table:formula="of:=[.H14] / 16" office:value-type="float" office:value="12.375" calcext:value-type="float">
            <text:p>12.375</text:p>
          </table:table-cell>
          <table:table-cell table:formula="of:=[.I14] / 16" office:value-type="float" office:value="12.4375" calcext:value-type="float">
            <text:p>12.4375</text:p>
          </table:table-cell>
          <table:table-cell table:formula="of:=[.J14] / 16" office:value-type="float" office:value="12.5" calcext:value-type="float">
            <text:p>12.5</text:p>
          </table:table-cell>
          <table:table-cell table:formula="of:=[.K14] / 16" office:value-type="float" office:value="12.5625" calcext:value-type="float">
            <text:p>12.5625</text:p>
          </table:table-cell>
          <table:table-cell table:formula="of:=[.L14] / 16" office:value-type="float" office:value="12.625" calcext:value-type="float">
            <text:p>12.625</text:p>
          </table:table-cell>
          <table:table-cell table:formula="of:=[.M14] / 16" office:value-type="float" office:value="12.6875" calcext:value-type="float">
            <text:p>12.6875</text:p>
          </table:table-cell>
          <table:table-cell table:formula="of:=[.N14] / 16" office:value-type="float" office:value="12.75" calcext:value-type="float">
            <text:p>12.75</text:p>
          </table:table-cell>
          <table:table-cell table:formula="of:=[.O14] / 16" office:value-type="float" office:value="12.8125" calcext:value-type="float">
            <text:p>12.8125</text:p>
          </table:table-cell>
          <table:table-cell table:formula="of:=[.P14] / 16" office:value-type="float" office:value="12.875" calcext:value-type="float">
            <text:p>12.875</text:p>
          </table:table-cell>
          <table:table-cell table:formula="of:=[.Q14] / 16" office:value-type="float" office:value="12.9375" calcext:value-type="float">
            <text:p>12.9375</text:p>
          </table:table-cell>
        </table:table-row>
        <table:table-row table:style-name="ro1">
          <table:table-cell/>
          <table:table-cell table:formula="of:=[.B15] / 16" office:value-type="float" office:value="13" calcext:value-type="float">
            <text:p>13</text:p>
          </table:table-cell>
          <table:table-cell table:formula="of:=[.C15] / 16" office:value-type="float" office:value="13.0625" calcext:value-type="float">
            <text:p>13.0625</text:p>
          </table:table-cell>
          <table:table-cell table:formula="of:=[.D15] / 16" office:value-type="float" office:value="13.125" calcext:value-type="float">
            <text:p>13.125</text:p>
          </table:table-cell>
          <table:table-cell table:formula="of:=[.E15] / 16" office:value-type="float" office:value="13.1875" calcext:value-type="float">
            <text:p>13.1875</text:p>
          </table:table-cell>
          <table:table-cell table:formula="of:=[.F15] / 16" office:value-type="float" office:value="13.25" calcext:value-type="float">
            <text:p>13.25</text:p>
          </table:table-cell>
          <table:table-cell table:formula="of:=[.G15] / 16" office:value-type="float" office:value="13.3125" calcext:value-type="float">
            <text:p>13.3125</text:p>
          </table:table-cell>
          <table:table-cell table:formula="of:=[.H15] / 16" office:value-type="float" office:value="13.375" calcext:value-type="float">
            <text:p>13.375</text:p>
          </table:table-cell>
          <table:table-cell table:formula="of:=[.I15] / 16" office:value-type="float" office:value="13.4375" calcext:value-type="float">
            <text:p>13.4375</text:p>
          </table:table-cell>
          <table:table-cell table:formula="of:=[.J15] / 16" office:value-type="float" office:value="13.5" calcext:value-type="float">
            <text:p>13.5</text:p>
          </table:table-cell>
          <table:table-cell table:formula="of:=[.K15] / 16" office:value-type="float" office:value="13.5625" calcext:value-type="float">
            <text:p>13.5625</text:p>
          </table:table-cell>
          <table:table-cell table:formula="of:=[.L15] / 16" office:value-type="float" office:value="13.625" calcext:value-type="float">
            <text:p>13.625</text:p>
          </table:table-cell>
          <table:table-cell table:formula="of:=[.M15] / 16" office:value-type="float" office:value="13.6875" calcext:value-type="float">
            <text:p>13.6875</text:p>
          </table:table-cell>
          <table:table-cell table:formula="of:=[.N15] / 16" office:value-type="float" office:value="13.75" calcext:value-type="float">
            <text:p>13.75</text:p>
          </table:table-cell>
          <table:table-cell table:formula="of:=[.O15] / 16" office:value-type="float" office:value="13.8125" calcext:value-type="float">
            <text:p>13.8125</text:p>
          </table:table-cell>
          <table:table-cell table:formula="of:=[.P15] / 16" office:value-type="float" office:value="13.875" calcext:value-type="float">
            <text:p>13.875</text:p>
          </table:table-cell>
          <table:table-cell table:formula="of:=[.Q15] / 16" office:value-type="float" office:value="13.9375" calcext:value-type="float">
            <text:p>13.9375</text:p>
          </table:table-cell>
        </table:table-row>
        <table:table-row table:style-name="ro1">
          <table:table-cell/>
          <table:table-cell table:formula="of:=[.B16] / 16" office:value-type="float" office:value="14" calcext:value-type="float">
            <text:p>14</text:p>
          </table:table-cell>
          <table:table-cell table:formula="of:=[.C16] / 16" office:value-type="float" office:value="14.0625" calcext:value-type="float">
            <text:p>14.0625</text:p>
          </table:table-cell>
          <table:table-cell table:formula="of:=[.D16] / 16" office:value-type="float" office:value="14.125" calcext:value-type="float">
            <text:p>14.125</text:p>
          </table:table-cell>
          <table:table-cell table:formula="of:=[.E16] / 16" office:value-type="float" office:value="14.1875" calcext:value-type="float">
            <text:p>14.1875</text:p>
          </table:table-cell>
          <table:table-cell table:formula="of:=[.F16] / 16" office:value-type="float" office:value="14.25" calcext:value-type="float">
            <text:p>14.25</text:p>
          </table:table-cell>
          <table:table-cell table:formula="of:=[.G16] / 16" office:value-type="float" office:value="14.3125" calcext:value-type="float">
            <text:p>14.3125</text:p>
          </table:table-cell>
          <table:table-cell table:formula="of:=[.H16] / 16" office:value-type="float" office:value="14.375" calcext:value-type="float">
            <text:p>14.375</text:p>
          </table:table-cell>
          <table:table-cell table:formula="of:=[.I16] / 16" office:value-type="float" office:value="14.4375" calcext:value-type="float">
            <text:p>14.4375</text:p>
          </table:table-cell>
          <table:table-cell table:formula="of:=[.J16] / 16" office:value-type="float" office:value="14.5" calcext:value-type="float">
            <text:p>14.5</text:p>
          </table:table-cell>
          <table:table-cell table:formula="of:=[.K16] / 16" office:value-type="float" office:value="14.5625" calcext:value-type="float">
            <text:p>14.5625</text:p>
          </table:table-cell>
          <table:table-cell table:formula="of:=[.L16] / 16" office:value-type="float" office:value="14.625" calcext:value-type="float">
            <text:p>14.625</text:p>
          </table:table-cell>
          <table:table-cell table:formula="of:=[.M16] / 16" office:value-type="float" office:value="14.6875" calcext:value-type="float">
            <text:p>14.6875</text:p>
          </table:table-cell>
          <table:table-cell table:formula="of:=[.N16] / 16" office:value-type="float" office:value="14.75" calcext:value-type="float">
            <text:p>14.75</text:p>
          </table:table-cell>
          <table:table-cell table:formula="of:=[.O16] / 16" office:value-type="float" office:value="14.8125" calcext:value-type="float">
            <text:p>14.8125</text:p>
          </table:table-cell>
          <table:table-cell table:formula="of:=[.P16] / 16" office:value-type="float" office:value="14.875" calcext:value-type="float">
            <text:p>14.875</text:p>
          </table:table-cell>
          <table:table-cell table:formula="of:=[.Q16] / 16" office:value-type="float" office:value="14.9375" calcext:value-type="float">
            <text:p>14.9375</text:p>
          </table:table-cell>
        </table:table-row>
        <table:table-row table:style-name="ro1">
          <table:table-cell/>
          <table:table-cell table:formula="of:=[.B17] / 16" office:value-type="float" office:value="15" calcext:value-type="float">
            <text:p>15</text:p>
          </table:table-cell>
          <table:table-cell table:formula="of:=[.C17] / 16" office:value-type="float" office:value="15.0625" calcext:value-type="float">
            <text:p>15.0625</text:p>
          </table:table-cell>
          <table:table-cell table:formula="of:=[.D17] / 16" office:value-type="float" office:value="15.125" calcext:value-type="float">
            <text:p>15.125</text:p>
          </table:table-cell>
          <table:table-cell table:formula="of:=[.E17] / 16" office:value-type="float" office:value="15.1875" calcext:value-type="float">
            <text:p>15.1875</text:p>
          </table:table-cell>
          <table:table-cell table:formula="of:=[.F17] / 16" office:value-type="float" office:value="15.25" calcext:value-type="float">
            <text:p>15.25</text:p>
          </table:table-cell>
          <table:table-cell table:formula="of:=[.G17] / 16" office:value-type="float" office:value="15.3125" calcext:value-type="float">
            <text:p>15.3125</text:p>
          </table:table-cell>
          <table:table-cell table:formula="of:=[.H17] / 16" office:value-type="float" office:value="15.375" calcext:value-type="float">
            <text:p>15.375</text:p>
          </table:table-cell>
          <table:table-cell table:formula="of:=[.I17] / 16" office:value-type="float" office:value="15.4375" calcext:value-type="float">
            <text:p>15.4375</text:p>
          </table:table-cell>
          <table:table-cell table:formula="of:=[.J17] / 16" office:value-type="float" office:value="15.5" calcext:value-type="float">
            <text:p>15.5</text:p>
          </table:table-cell>
          <table:table-cell table:formula="of:=[.K17] / 16" office:value-type="float" office:value="15.5625" calcext:value-type="float">
            <text:p>15.5625</text:p>
          </table:table-cell>
          <table:table-cell table:formula="of:=[.L17] / 16" office:value-type="float" office:value="15.625" calcext:value-type="float">
            <text:p>15.625</text:p>
          </table:table-cell>
          <table:table-cell table:formula="of:=[.M17] / 16" office:value-type="float" office:value="15.6875" calcext:value-type="float">
            <text:p>15.6875</text:p>
          </table:table-cell>
          <table:table-cell table:formula="of:=[.N17] / 16" office:value-type="float" office:value="15.75" calcext:value-type="float">
            <text:p>15.75</text:p>
          </table:table-cell>
          <table:table-cell table:formula="of:=[.O17] / 16" office:value-type="float" office:value="15.8125" calcext:value-type="float">
            <text:p>15.8125</text:p>
          </table:table-cell>
          <table:table-cell table:formula="of:=[.P17] / 16" office:value-type="float" office:value="15.875" calcext:value-type="float">
            <text:p>15.875</text:p>
          </table:table-cell>
          <table:table-cell table:formula="of:=[.Q17] / 16" office:value-type="float" office:value="15.9375" calcext:value-type="float">
            <text:p>15.9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3:38:03.476868980</meta:creation-date>
    <dc:date>2017-01-16T15:07:40.357941276</dc:date>
    <meta:editing-duration>PT1H19M26S</meta:editing-duration>
    <meta:editing-cycles>3</meta:editing-cycles>
    <meta:generator>LibreOffice/5.2.2.2$Linux_X86_64 LibreOffice_project/20m0$Build-2</meta:generator>
    <meta:document-statistic meta:table-count="1" meta:cell-count="800" meta:object-count="0"/>
  </office:meta>
</office:document-meta>
</file>